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DejaVu Sans Mono" svg:font-family="'DejaVu Sans Mono'" style:font-adornments="Regular"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Times New Roman (Hebrew)" svg:font-family="'Times New Roman (Hebrew)'" style:font-adornments="Regular" style:font-pitch="fixed"/>
    <style:font-face style:name="Times New Roman (Hebrew)1" svg:font-family="'Times New Roman (Hebrew)'" style:font-adornments="Regular" style:font-pitch="variable"/>
    <style:font-face style:name="Times New Roman1" svg:font-family="'Times New Roman'" style:font-adornments="Regular" style:font-pitch="fixed"/>
    <style:font-face style:name="Times New Roman2" svg:font-family="'Times New Roman'" style:font-adornments="Regular" style:font-pitch="variable"/>
    <style:font-face style:name="ＭＳ Ｐゴシック" svg:font-family="'ＭＳ Ｐゴシック'" style:font-family-generic="roman"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Standard">
      <style:paragraph-properties fo:margin-top="0in" fo:margin-bottom="0in" style:contextual-spacing="false" fo:text-align="start" style:justify-single-word="false" style:writing-mode="lr-tb"/>
      <style:text-properties fo:font-size="10pt" officeooo:rsid="0596ca4a" officeooo:paragraph-rsid="06006c62" style:font-size-asian="10pt" style:font-size-complex="10pt"/>
    </style:style>
    <style:style style:name="P3" style:family="paragraph" style:parent-style-name="Footer">
      <style:paragraph-properties fo:text-align="center" style:justify-single-word="false"/>
      <style:text-properties officeooo:paragraph-rsid="029bdbb0"/>
    </style:style>
    <style:style style:name="P4" style:family="paragraph" style:parent-style-name="Text_20_body">
      <style:paragraph-properties fo:text-align="end" style:justify-single-word="false" style:writing-mode="rl-tb"/>
      <style:text-properties officeooo:rsid="0596ca4a" officeooo:paragraph-rsid="06006c62"/>
    </style:style>
    <style:style style:name="P5" style:family="paragraph" style:parent-style-name="Text_20_body">
      <style:paragraph-properties fo:text-align="end" style:justify-single-word="false" style:writing-mode="rl-tb"/>
      <style:text-properties officeooo:rsid="0596ca4a" officeooo:paragraph-rsid="06095969"/>
    </style:style>
    <style:style style:name="P6" style:family="paragraph" style:parent-style-name="Text_20_body">
      <style:text-properties officeooo:rsid="0596ca4a" officeooo:paragraph-rsid="06095969"/>
    </style:style>
    <style:style style:name="P7" style:family="paragraph" style:parent-style-name="Standard">
      <style:paragraph-properties fo:margin-top="0in" fo:margin-bottom="0in" style:contextual-spacing="false" fo:text-align="start" style:justify-single-word="false" style:writing-mode="lr-tb"/>
      <style:text-properties officeooo:rsid="0596ca4a" officeooo:paragraph-rsid="06095969"/>
    </style:style>
    <style:style style:name="P8" style:family="paragraph" style:parent-style-name="Text_20_body">
      <style:paragraph-properties fo:margin-top="0in" fo:margin-bottom="0in" style:contextual-spacing="false" fo:text-align="start" style:justify-single-word="false" style:writing-mode="lr-tb"/>
      <style:text-properties officeooo:rsid="0596ca4a" officeooo:paragraph-rsid="06095969"/>
    </style:style>
    <style:style style:name="P9" style:family="paragraph" style:parent-style-name="Standard">
      <style:paragraph-properties fo:text-align="start" style:justify-single-word="false" style:writing-mode="lr-tb"/>
      <style:text-properties officeooo:rsid="0596ca4a" officeooo:paragraph-rsid="06095969"/>
    </style:style>
    <style:style style:name="P10" style:family="paragraph" style:parent-style-name="Text_20_body">
      <style:paragraph-properties fo:margin-top="0in" fo:margin-bottom="0in" style:contextual-spacing="false" fo:text-align="start" style:justify-single-word="false" style:writing-mode="lr-tb"/>
      <style:text-properties officeooo:rsid="0596ca4a" officeooo:paragraph-rsid="06006c62"/>
    </style:style>
    <style:style style:name="P11" style:family="paragraph" style:parent-style-name="Text_20_body">
      <style:paragraph-properties fo:text-align="end" style:justify-single-word="false" style:writing-mode="rl-tb"/>
      <style:text-properties fo:language="en" fo:country="US" officeooo:rsid="064ea094" officeooo:paragraph-rsid="06095969"/>
    </style:style>
    <style:style style:name="P12" style:family="paragraph" style:parent-style-name="Text_20_body">
      <style:paragraph-properties fo:text-align="start" style:justify-single-word="false" style:writing-mode="lr-tb"/>
      <style:text-properties fo:language="en" fo:country="US" officeooo:rsid="064ea094" officeooo:paragraph-rsid="06095969"/>
    </style:style>
    <style:style style:name="P13" style:family="paragraph" style:parent-style-name="Text_20_body">
      <style:text-properties fo:language="en" fo:country="US" officeooo:rsid="061c85b6" officeooo:paragraph-rsid="0608355d"/>
    </style:style>
    <style:style style:name="P14" style:family="paragraph" style:parent-style-name="Heading_20_2">
      <style:paragraph-properties fo:margin-left="0in" fo:margin-right="0in" fo:line-height="100%" fo:text-align="end" style:justify-single-word="false" fo:text-indent="0in" style:auto-text-indent="false" style:writing-mode="rl-tb"/>
      <style:text-properties fo:language="en" fo:country="US" officeooo:rsid="04af6545" officeooo:paragraph-rsid="060f59f5"/>
    </style:style>
    <style:style style:name="P15" style:family="paragraph" style:parent-style-name="Text_20_body">
      <style:text-properties fo:language="en" fo:country="US" officeooo:rsid="061e2b70" officeooo:paragraph-rsid="0608355d"/>
    </style:style>
    <style:style style:name="P16" style:family="paragraph" style:parent-style-name="Text_20_body">
      <style:text-properties fo:language="en" fo:country="US" officeooo:rsid="06396fbd" officeooo:paragraph-rsid="06095969"/>
    </style:style>
    <style:style style:name="P17" style:family="paragraph" style:parent-style-name="Text_20_body">
      <style:text-properties fo:language="en" fo:country="US" officeooo:rsid="064d4a21" officeooo:paragraph-rsid="06095969"/>
    </style:style>
    <style:style style:name="P18" style:family="paragraph" style:parent-style-name="Text_20_body">
      <style:text-properties fo:language="en" fo:country="US" officeooo:rsid="0645ac4b" officeooo:paragraph-rsid="060b5e1f"/>
    </style:style>
    <style:style style:name="P19" style:family="paragraph" style:parent-style-name="Text_20_body">
      <style:text-properties fo:language="en" fo:country="US" officeooo:rsid="064b839f" officeooo:paragraph-rsid="060b5e1f"/>
    </style:style>
    <style:style style:name="P20" style:family="paragraph" style:parent-style-name="Text_20_body">
      <style:text-properties fo:language="en" fo:country="US" officeooo:rsid="0562c868" officeooo:paragraph-rsid="060e3773"/>
    </style:style>
    <style:style style:name="P21" style:family="paragraph" style:parent-style-name="Text_20_body">
      <style:text-properties fo:language="en" fo:country="US" fo:font-weight="bold" officeooo:rsid="05f3980c" officeooo:paragraph-rsid="060bfe0f" style:font-weight-asian="bold" style:font-weight-complex="bold"/>
    </style:style>
    <style:style style:name="P22" style:family="paragraph" style:parent-style-name="Text_20_body">
      <style:text-properties fo:language="en" fo:country="US" officeooo:rsid="060ee718" officeooo:paragraph-rsid="0610bcf9"/>
    </style:style>
    <style:style style:name="P23" style:family="paragraph" style:parent-style-name="Text_20_body">
      <style:text-properties fo:language="en" fo:country="US" officeooo:rsid="06571a97" officeooo:paragraph-rsid="06129fee"/>
    </style:style>
    <style:style style:name="P24" style:family="paragraph" style:parent-style-name="Text_20_body">
      <style:paragraph-properties fo:margin-left="0in" fo:margin-right="0in" fo:line-height="120%" fo:text-align="end" style:justify-single-word="false" fo:text-indent="0in" style:auto-text-indent="false" style:writing-mode="rl-tb"/>
    </style:style>
    <style:style style:name="P25" style:family="paragraph" style:parent-style-name="Text_20_body">
      <style:paragraph-properties fo:margin-left="0in" fo:margin-right="0in" fo:line-height="120%" fo:text-align="end" style:justify-single-word="false" fo:text-indent="0in" style:auto-text-indent="false" style:writing-mode="rl-tb"/>
      <style:text-properties officeooo:paragraph-rsid="05fb3cce"/>
    </style:style>
    <style:style style:name="P26"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0fb7f3"/>
    </style:style>
    <style:style style:name="P27"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style>
    <style:style style:name="P28"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3b9"/>
    </style:style>
    <style:style style:name="P29"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ad3"/>
    </style:style>
    <style:style style:name="P30"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88d53"/>
    </style:style>
    <style:style style:name="P31" style:family="paragraph" style:parent-style-name="Text_20_body">
      <style:paragraph-properties fo:margin-left="0in" fo:margin-right="0in" fo:line-height="120%" fo:text-align="start" style:justify-single-word="false" fo:text-indent="0in" style:auto-text-indent="false" style:writing-mode="lr-tb"/>
      <style:text-properties officeooo:paragraph-rsid="05f9bc5f"/>
    </style:style>
    <style:style style:name="P32" style:family="paragraph" style:parent-style-name="Text_20_body">
      <style:paragraph-properties fo:margin-left="0in" fo:margin-right="0in" fo:line-height="120%" fo:text-align="start" style:justify-single-word="false" fo:text-indent="0in" style:auto-text-indent="false" style:writing-mode="rl-tb"/>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P33"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rsid="05f39194" officeooo:paragraph-rsid="06006c62" style:font-size-asian="12pt" style:language-asian="en" style:country-asian="US" style:font-name-complex="Times New Roman2" style:font-size-complex="12pt" style:language-complex="he" style:country-complex="IL"/>
    </style:style>
    <style:style style:name="P34" style:family="paragraph" style:parent-style-name="Text_20_body">
      <style:text-properties fo:color="#00000a" loext:opacity="100%" style:font-name="Times New Roman1" fo:font-size="12pt" fo:language="en" fo:country="US" officeooo:rsid="05f90b3a" officeooo:paragraph-rsid="06129fee" style:font-size-asian="12pt" style:language-asian="en" style:country-asian="US" style:font-name-complex="Times New Roman2" style:font-size-complex="12pt" style:language-complex="he" style:country-complex="IL"/>
    </style:style>
    <style:style style:name="P35"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rsid="064a8d8a" officeooo:paragraph-rsid="06131fdb" style:font-size-asian="12pt" style:language-asian="en" style:country-asian="US" style:font-name-complex="Times New Roman2" style:font-size-complex="12pt" style:language-complex="he" style:country-complex="IL"/>
    </style:style>
    <style:style style:name="P36" style:family="paragraph" style:parent-style-name="Text_20_body">
      <style:paragraph-properties fo:margin-left="0in" fo:margin-right="0in" fo:line-height="120%" fo:text-align="end" style:justify-single-word="false" fo:text-indent="0in" style:auto-text-indent="false" fo:break-before="page" style:writing-mode="rl-tb"/>
      <style:text-properties fo:color="#00000a" loext:opacity="100%" style:font-name="Times New Roman1" fo:font-size="12pt" fo:language="en" fo:country="US" officeooo:rsid="064a8d8a" officeooo:paragraph-rsid="06131fdb" style:font-size-asian="12pt" style:language-asian="en" style:country-asian="US" style:font-name-complex="Times New Roman2" style:font-size-complex="12pt" style:language-complex="he" style:country-complex="IL"/>
    </style:style>
    <style:style style:name="P37"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fo:font-weight="bold" officeooo:rsid="05f8c8a4" officeooo:paragraph-rsid="06013790" style:font-size-asian="12pt" style:language-asian="en" style:country-asian="US" style:font-weight-asian="bold" style:font-name-complex="Times New Roman2" style:font-size-complex="12pt" style:language-complex="he" style:country-complex="IL" style:font-weight-complex="bold"/>
    </style:style>
    <style:style style:name="P38" style:family="paragraph" style:parent-style-name="Text_20_body">
      <style:text-properties fo:color="#00000a" loext:opacity="100%" style:font-name="Times New Roman1" fo:font-size="12pt" fo:language="en" fo:country="US" fo:font-weight="bold" officeooo:rsid="0607004a" officeooo:paragraph-rsid="06064077" style:font-size-asian="12pt" style:language-asian="en" style:country-asian="US" style:font-weight-asian="bold" style:font-name-complex="Times New Roman2" style:font-size-complex="12pt" style:language-complex="he" style:country-complex="IL" style:font-weight-complex="bold"/>
    </style:style>
    <style:style style:name="P39" style:family="paragraph" style:parent-style-name="Text_20_body">
      <style:text-properties fo:color="#00000a" loext:opacity="100%" style:font-name="Times New Roman1" fo:font-size="12pt" fo:language="en" fo:country="US" fo:font-weight="bold" officeooo:rsid="05c5adee" officeooo:paragraph-rsid="06073fcf" style:font-size-asian="12pt" style:language-asian="en" style:country-asian="US" style:font-weight-asian="bold" style:font-name-complex="Times New Roman2" style:font-size-complex="12pt" style:language-complex="he" style:country-complex="IL" style:font-weight-complex="bold"/>
    </style:style>
    <style:style style:name="P40"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weight="bold" officeooo:rsid="0596ca4a" officeooo:paragraph-rsid="06095969" style:font-size-asian="12pt" style:language-asian="en" style:country-asian="US" style:font-weight-asian="bold" style:font-name-complex="Times New Roman2" style:font-size-complex="12pt" style:language-complex="he" style:country-complex="IL" style:font-weight-complex="bold"/>
    </style:style>
    <style:style style:name="P41"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style="italic" fo:font-weight="bold" officeooo:rsid="05984f9a" officeooo:paragraph-rsid="06095969"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42"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style="italic" fo:font-weight="bold" officeooo:rsid="05984f9a" officeooo:paragraph-rsid="060b5e1f"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43"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P44"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P45"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P46"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3b196d" officeooo:paragraph-rsid="060fb7f3" style:font-size-asian="12pt" style:language-asian="en" style:country-asian="US" style:font-name-complex="David CLM" style:font-size-complex="12pt" style:language-complex="he" style:country-complex="IL"/>
    </style:style>
    <style:style style:name="P47"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rsid="064094a5" officeooo:paragraph-rsid="060fb7f3" style:font-size-asian="12pt" style:language-asian="en" style:country-asian="US" style:font-name-complex="David CLM" style:font-size-complex="12pt" style:language-complex="he" style:country-complex="IL"/>
    </style:style>
    <style:style style:name="P48" style:family="paragraph" style:parent-style-name="Text_20_body">
      <style:paragraph-properties fo:line-height="100%" fo:text-align="start" style:justify-single-word="false" style:writing-mode="lr-tb"/>
      <style:text-properties fo:color="#00000a" loext:opacity="100%" style:font-name="Monospace" fo:font-size="12pt" fo:language="en" fo:country="US" fo:font-style="normal" fo:font-weight="bold" officeooo:rsid="065d1b05" officeooo:paragraph-rsid="060fb7f3" style:font-size-asian="10.5pt" style:language-asian="en" style:country-asian="US" style:font-style-asian="normal" style:font-weight-asian="bold" style:font-name-complex="David CLM1" style:font-size-complex="12pt" style:language-complex="he" style:country-complex="IL" style:font-style-complex="normal" style:font-weight-complex="normal"/>
    </style:style>
    <style:style style:name="P49"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095969"/>
    </style:style>
    <style:style style:name="P50" style:family="paragraph" style:parent-style-name="Heading_20_2">
      <style:paragraph-properties fo:line-height="100%"/>
      <style:text-properties officeooo:rsid="04af6545" officeooo:paragraph-rsid="05fd422d"/>
    </style:style>
    <style:style style:name="P51" style:family="paragraph" style:parent-style-name="Heading_20_2">
      <style:paragraph-properties fo:line-height="100%"/>
      <style:text-properties officeooo:rsid="04af6545" officeooo:paragraph-rsid="05feab0a"/>
    </style:style>
    <style:style style:name="P52" style:family="paragraph" style:parent-style-name="Heading_20_2">
      <style:paragraph-properties fo:line-height="100%"/>
      <style:text-properties officeooo:rsid="04af6545" officeooo:paragraph-rsid="06073fcf"/>
    </style:style>
    <style:style style:name="P53" style:family="paragraph" style:parent-style-name="Heading_20_2">
      <style:paragraph-properties fo:line-height="100%"/>
      <style:text-properties officeooo:rsid="04af6545" officeooo:paragraph-rsid="06095969"/>
    </style:style>
    <style:style style:name="P54" style:family="paragraph" style:parent-style-name="Heading_20_2">
      <style:text-properties officeooo:rsid="05735d0c" officeooo:paragraph-rsid="06006c62"/>
    </style:style>
    <style:style style:name="P55" style:family="paragraph" style:parent-style-name="Heading_20_2">
      <style:text-properties officeooo:rsid="05735d0c" officeooo:paragraph-rsid="06013790"/>
    </style:style>
    <style:style style:name="P56" style:family="paragraph" style:parent-style-name="Heading_20_2">
      <style:text-properties officeooo:rsid="05735d0c" officeooo:paragraph-rsid="06095969"/>
    </style:style>
    <style:style style:name="P57" style:family="paragraph" style:parent-style-name="Heading_20_2">
      <style:text-properties officeooo:paragraph-rsid="06064077"/>
    </style:style>
    <style:style style:name="P58" style:family="paragraph" style:parent-style-name="Heading_20_2">
      <style:text-properties officeooo:paragraph-rsid="0608355d"/>
    </style:style>
    <style:style style:name="P59" style:family="paragraph" style:parent-style-name="Heading_20_2">
      <style:paragraph-properties fo:line-height="100%"/>
      <style:text-properties officeooo:paragraph-rsid="06095969"/>
    </style:style>
    <style:style style:name="P60" style:family="paragraph" style:parent-style-name="Heading_20_2">
      <style:paragraph-properties fo:line-height="100%"/>
      <style:text-properties officeooo:paragraph-rsid="0610bcf9"/>
    </style:style>
    <style:style style:name="P61" style:family="paragraph" style:parent-style-name="Heading_20_2">
      <style:text-properties officeooo:paragraph-rsid="060b5e1f"/>
    </style:style>
    <style:style style:name="P62" style:family="paragraph" style:parent-style-name="Heading_20_2">
      <style:text-properties officeooo:paragraph-rsid="060e3773"/>
    </style:style>
    <style:style style:name="P63" style:family="paragraph" style:parent-style-name="Text_20_body">
      <style:text-properties officeooo:rsid="0561464b" officeooo:paragraph-rsid="05fd422d"/>
    </style:style>
    <style:style style:name="P64" style:family="paragraph" style:parent-style-name="Text_20_body">
      <style:text-properties officeooo:rsid="0561464b" officeooo:paragraph-rsid="0610bcf9"/>
    </style:style>
    <style:style style:name="P65" style:family="paragraph" style:parent-style-name="Text_20_body">
      <style:text-properties officeooo:rsid="05d2a9e3" officeooo:paragraph-rsid="05fd422d"/>
    </style:style>
    <style:style style:name="P66" style:family="paragraph" style:parent-style-name="Text_20_body">
      <style:text-properties officeooo:rsid="05ccb8c6" officeooo:paragraph-rsid="05feab0a"/>
    </style:style>
    <style:style style:name="P67" style:family="paragraph" style:parent-style-name="Text_20_body">
      <style:text-properties officeooo:rsid="05ccb8c6" officeooo:paragraph-rsid="060bfe0f"/>
    </style:style>
    <style:style style:name="P68" style:family="paragraph" style:parent-style-name="Text_20_body">
      <style:text-properties officeooo:rsid="05ccb8c6" officeooo:paragraph-rsid="06129fee"/>
    </style:style>
    <style:style style:name="P69" style:family="paragraph" style:parent-style-name="Text_20_body">
      <style:text-properties officeooo:rsid="05f1b600" officeooo:paragraph-rsid="06006c62"/>
    </style:style>
    <style:style style:name="P70" style:family="paragraph" style:parent-style-name="Text_20_body">
      <style:text-properties officeooo:rsid="058e149f" officeooo:paragraph-rsid="06013790"/>
    </style:style>
    <style:style style:name="P71" style:family="paragraph" style:parent-style-name="Text_20_body">
      <style:text-properties officeooo:rsid="05f8c8a4" officeooo:paragraph-rsid="06013790"/>
    </style:style>
    <style:style style:name="P72" style:family="paragraph" style:parent-style-name="Text_20_body">
      <style:text-properties officeooo:rsid="0607004a" officeooo:paragraph-rsid="06064077"/>
    </style:style>
    <style:style style:name="P73" style:family="paragraph" style:parent-style-name="Text_20_body">
      <style:text-properties officeooo:rsid="05b8a0b0" officeooo:paragraph-rsid="06073fcf"/>
    </style:style>
    <style:style style:name="P74" style:family="paragraph" style:parent-style-name="Text_20_body">
      <style:text-properties officeooo:rsid="05b888e6" officeooo:paragraph-rsid="06073fcf"/>
    </style:style>
    <style:style style:name="P75" style:family="paragraph" style:parent-style-name="Text_20_body">
      <style:paragraph-properties fo:margin-top="0in" fo:margin-bottom="0in" style:contextual-spacing="false"/>
      <style:text-properties officeooo:rsid="05b888e6" officeooo:paragraph-rsid="06073fcf"/>
    </style:style>
    <style:style style:name="P76" style:family="paragraph" style:parent-style-name="Text_20_body">
      <style:text-properties officeooo:rsid="05c44172" officeooo:paragraph-rsid="06073fcf"/>
    </style:style>
    <style:style style:name="P77" style:family="paragraph" style:parent-style-name="Text_20_body">
      <style:text-properties officeooo:rsid="0562c868" officeooo:paragraph-rsid="0608355d"/>
    </style:style>
    <style:style style:name="P78" style:family="paragraph" style:parent-style-name="Text_20_body">
      <style:text-properties officeooo:rsid="0562c868" officeooo:paragraph-rsid="060e3773"/>
    </style:style>
    <style:style style:name="P79" style:family="paragraph" style:parent-style-name="Text_20_body">
      <style:text-properties officeooo:rsid="061e2b70" officeooo:paragraph-rsid="0608355d"/>
    </style:style>
    <style:style style:name="P80" style:family="paragraph" style:parent-style-name="Text_20_body">
      <style:text-properties officeooo:rsid="06396fbd" officeooo:paragraph-rsid="06095969"/>
    </style:style>
    <style:style style:name="P81" style:family="paragraph" style:parent-style-name="Text_20_body">
      <style:text-properties officeooo:rsid="06418645" officeooo:paragraph-rsid="0610bcf9"/>
    </style:style>
    <style:style style:name="P82" style:family="paragraph" style:parent-style-name="Text_20_body">
      <style:text-properties officeooo:rsid="064d4a21" officeooo:paragraph-rsid="06095969"/>
    </style:style>
    <style:style style:name="P83" style:family="paragraph" style:parent-style-name="Text_20_body">
      <style:text-properties officeooo:rsid="064ea094" officeooo:paragraph-rsid="06095969"/>
    </style:style>
    <style:style style:name="P84" style:family="paragraph" style:parent-style-name="Text_20_body">
      <style:text-properties officeooo:rsid="0610e6e9" officeooo:paragraph-rsid="06131fdb"/>
    </style:style>
    <style:style style:name="P85" style:family="paragraph" style:parent-style-name="Text_20_body">
      <style:text-properties officeooo:rsid="065c3627" officeooo:paragraph-rsid="060b5e1f"/>
    </style:style>
    <style:style style:name="P86" style:family="paragraph" style:parent-style-name="Text_20_body">
      <style:text-properties fo:font-style="italic" officeooo:rsid="05984f9a" officeooo:paragraph-rsid="060b5e1f" style:font-style-asian="italic" style:font-style-complex="italic"/>
    </style:style>
    <style:style style:name="P87" style:family="paragraph" style:parent-style-name="Text_20_body">
      <style:paragraph-properties fo:text-align="start" style:justify-single-word="false" style:writing-mode="lr-tb"/>
      <style:text-properties fo:font-style="italic" officeooo:rsid="05984f9a" officeooo:paragraph-rsid="06006c62" style:font-style-asian="italic" style:font-style-complex="italic"/>
    </style:style>
    <style:style style:name="P88" style:family="paragraph" style:parent-style-name="Text_20_body">
      <style:paragraph-properties fo:text-align="start" style:justify-single-word="false" style:writing-mode="lr-tb"/>
      <style:text-properties fo:font-style="italic" officeooo:rsid="0596ca4a" officeooo:paragraph-rsid="06095969" style:font-style-asian="italic" style:font-style-complex="italic"/>
    </style:style>
    <style:style style:name="P89" style:family="paragraph" style:parent-style-name="Text_20_body">
      <style:text-properties officeooo:rsid="056a94fb" officeooo:paragraph-rsid="060e3773"/>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ea094"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Heading_20_2">
      <style:text-properties officeooo:paragraph-rsid="060fb7f3"/>
    </style:style>
    <style:style style:name="P94" style:family="paragraph" style:parent-style-name="Text_20_body">
      <style:text-properties officeooo:paragraph-rsid="060fb7f3"/>
    </style:style>
    <style:style style:name="P95" style:family="paragraph" style:parent-style-name="Heading_20_2">
      <style:text-properties officeooo:paragraph-rsid="06131fdb"/>
    </style:style>
    <style:style style:name="P96" style:family="paragraph" style:parent-style-name="Text_20_body">
      <style:text-properties officeooo:rsid="06510b97" officeooo:paragraph-rsid="060fb7f3"/>
    </style:style>
    <style:style style:name="P97" style:family="paragraph" style:parent-style-name="Text_20_body">
      <style:text-properties officeooo:rsid="065e526a" officeooo:paragraph-rsid="060fb7f3"/>
    </style:style>
    <style:style style:name="P98" style:family="paragraph" style:parent-style-name="Text_20_body">
      <style:text-properties style:font-name="Monospace" fo:font-style="normal" officeooo:rsid="06562ed8" officeooo:paragraph-rsid="060fb7f3" style:font-size-asian="10.5pt" style:font-style-asian="normal" style:font-name-complex="David CLM1" style:font-style-complex="normal" style:font-weight-complex="normal"/>
    </style:style>
    <style:style style:name="P99" style:family="paragraph" style:parent-style-name="Text_20_body">
      <style:text-properties style:font-name="Monospace" fo:font-style="normal" officeooo:rsid="06653850" officeooo:paragraph-rsid="060fb7f3" style:font-size-asian="10.5pt" style:font-style-asian="normal" style:font-name-complex="David CLM1" style:font-style-complex="normal" style:font-weight-complex="normal"/>
    </style:style>
    <style:style style:name="P100" style:family="paragraph" style:parent-style-name="Text_20_body">
      <style:text-properties fo:font-style="normal" officeooo:rsid="06577a5e" officeooo:paragraph-rsid="060fb7f3" style:font-style-asian="normal" style:font-style-complex="normal"/>
    </style:style>
    <style:style style:name="P101" style:family="paragraph" style:parent-style-name="Text_20_body">
      <style:text-properties officeooo:rsid="060ee718" officeooo:paragraph-rsid="060bfe0f"/>
    </style:style>
    <style:style style:name="P102" style:family="paragraph" style:parent-style-name="Text_20_body">
      <style:text-properties officeooo:rsid="06550251" officeooo:paragraph-rsid="06129fee"/>
    </style:style>
    <style:style style:name="P103" style:family="paragraph" style:parent-style-name="Text_20_body">
      <style:text-properties officeooo:rsid="064a8d8a" officeooo:paragraph-rsid="06131fdb"/>
    </style:style>
    <style:style style:name="P104" style:family="paragraph" style:parent-style-name="Text_20_body">
      <style:paragraph-properties fo:text-align="start" style:justify-single-word="false" style:writing-mode="lr-tb"/>
      <style:text-properties officeooo:rsid="06561c52" officeooo:paragraph-rsid="06129fee"/>
    </style:style>
    <style:style style:name="P105" style:family="paragraph" style:parent-style-name="Heading_20_1">
      <style:paragraph-properties fo:line-height="100%"/>
      <style:text-properties officeooo:rsid="05226f8d" officeooo:paragraph-rsid="04af6545"/>
    </style:style>
    <style:style style:name="P106" style:family="paragraph" style:parent-style-name="Heading_20_2">
      <style:text-properties officeooo:paragraph-rsid="06133110"/>
    </style:style>
    <style:style style:name="P107" style:family="paragraph" style:parent-style-name="Text_20_body" style:list-style-name="L1">
      <style:paragraph-properties fo:text-align="end" style:justify-single-word="false" style:writing-mode="rl-tb"/>
      <style:text-properties officeooo:rsid="05f39194" officeooo:paragraph-rsid="06006c62"/>
    </style:style>
    <style:style style:name="P108" style:family="paragraph" style:parent-style-name="Text_20_body" style:list-style-name="L2">
      <style:text-properties officeooo:rsid="0607004a" officeooo:paragraph-rsid="06064077"/>
    </style:style>
    <style:style style:name="P109" style:family="paragraph" style:parent-style-name="Text_20_body" style:list-style-name="L3">
      <style:paragraph-properties fo:margin-top="0in" fo:margin-bottom="0in" style:contextual-spacing="false"/>
      <style:text-properties officeooo:rsid="05b888e6" officeooo:paragraph-rsid="06073fcf"/>
    </style:style>
    <style:style style:name="P110" style:family="paragraph" style:parent-style-name="Text_20_body" style:list-style-name="L3">
      <style:paragraph-properties fo:margin-top="0in" fo:margin-bottom="0in" style:contextual-spacing="false"/>
      <style:text-properties officeooo:rsid="05c74c07" officeooo:paragraph-rsid="06073fcf"/>
    </style:style>
    <style:style style:name="P111" style:family="paragraph" style:parent-style-name="Text_20_body" style:list-style-name="L3">
      <style:paragraph-properties fo:margin-top="0in" fo:margin-bottom="0in" style:contextual-spacing="false"/>
      <style:text-properties officeooo:rsid="05f5637d" officeooo:paragraph-rsid="06073fcf"/>
    </style:style>
    <style:style style:name="P112"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officeooo:paragraph-rsid="060fb7f3"/>
    </style:style>
    <style:style style:name="P113"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fo:color="#00000a" loext:opacity="100%" style:font-name="Courier New" fo:font-size="12pt" fo:language="en" fo:country="US" officeooo:paragraph-rsid="060fb7f3" style:font-size-asian="12pt" style:language-asian="en" style:country-asian="US" style:font-name-complex="David CLM" style:font-size-complex="12pt" style:language-complex="he" style:country-complex="IL"/>
    </style:style>
    <style:style style:name="P114" style:family="paragraph" style:parent-style-name="Text_20_body" style:list-style-name="L5">
      <style:text-properties officeooo:rsid="06510b97" officeooo:paragraph-rsid="060fb7f3"/>
    </style:style>
    <style:style style:name="P115" style:family="paragraph" style:parent-style-name="Text_20_body" style:list-style-name="L6">
      <style:text-properties officeooo:paragraph-rsid="060fb7f3"/>
    </style:style>
    <style:style style:name="P116" style:family="paragraph" style:parent-style-name="Text_20_body" style:list-style-name="L6">
      <style:text-properties fo:font-style="normal" officeooo:rsid="06577a5e" officeooo:paragraph-rsid="060fb7f3" style:font-style-asian="normal" style:font-style-complex="normal"/>
    </style:style>
    <style:style style:name="P117" style:family="paragraph" style:parent-style-name="Text_20_body">
      <style:text-properties officeooo:rsid="064a8d8a" officeooo:paragraph-rsid="06133110"/>
    </style:style>
    <style:style style:name="P118" style:family="paragraph" style:parent-style-name="Text_20_body">
      <style:text-properties officeooo:paragraph-rsid="06133110"/>
    </style:style>
    <style:style style:name="P119" style:family="paragraph">
      <loext:graphic-properties draw:fill="none" draw:fill-color="#ffffff"/>
    </style:style>
    <style:style style:name="P120" style:family="paragraph">
      <loext:graphic-properties draw:fill="none"/>
    </style:style>
    <style:style style:name="T1" style:family="text">
      <style:text-properties fo:language="en" fo:country="US"/>
    </style:style>
    <style:style style:name="T2" style:family="text">
      <style:text-properties fo:language="en" fo:country="US" officeooo:rsid="05f6c3b9"/>
    </style:style>
    <style:style style:name="T3" style:family="text">
      <style:text-properties fo:language="en" fo:country="US" officeooo:rsid="05fb93e7"/>
    </style:style>
    <style:style style:name="T4" style:family="text">
      <style:text-properties fo:language="en" fo:country="US" officeooo:rsid="060de9b5"/>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60665f4" style:font-weight-asian="bold" style:font-weight-complex="bold"/>
    </style:style>
    <style:style style:name="T7" style:family="text">
      <style:text-properties fo:language="en" fo:country="US" officeooo:rsid="060665f4"/>
    </style:style>
    <style:style style:name="T8" style:family="text">
      <style:text-properties fo:language="en" fo:country="US" officeooo:rsid="05609767"/>
    </style:style>
    <style:style style:name="T9" style:family="text">
      <style:text-properties fo:language="en" fo:country="US" officeooo:rsid="061c85b6"/>
    </style:style>
    <style:style style:name="T10" style:family="text">
      <style:text-properties fo:language="en" fo:country="US" officeooo:rsid="057ca7f2"/>
    </style:style>
    <style:style style:name="T11" style:family="text">
      <style:text-properties fo:language="en" fo:country="US" officeooo:rsid="05e3dd26"/>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5e3dd26" style:font-style-asian="italic" style:font-style-complex="italic"/>
    </style:style>
    <style:style style:name="T14" style:family="text">
      <style:text-properties fo:language="en" fo:country="US" officeooo:rsid="06159af2"/>
    </style:style>
    <style:style style:name="T15" style:family="text">
      <style:text-properties fo:language="en" fo:country="US" officeooo:rsid="062caabf"/>
    </style:style>
    <style:style style:name="T16" style:family="text">
      <style:text-properties fo:language="en" fo:country="US" officeooo:rsid="062d2066"/>
    </style:style>
    <style:style style:name="T17" style:family="text">
      <style:text-properties fo:language="en" fo:country="US" officeooo:rsid="063a5131"/>
    </style:style>
    <style:style style:name="T18" style:family="text">
      <style:text-properties fo:language="en" fo:country="US" officeooo:rsid="063bcfca"/>
    </style:style>
    <style:style style:name="T19" style:family="text">
      <style:text-properties fo:language="en" fo:country="US" officeooo:rsid="06421c22"/>
    </style:style>
    <style:style style:name="T20" style:family="text">
      <style:text-properties fo:language="en" fo:country="US" officeooo:rsid="06538420"/>
    </style:style>
    <style:style style:name="T21" style:family="text">
      <style:text-properties fo:language="en" fo:country="US" officeooo:rsid="064e3352"/>
    </style:style>
    <style:style style:name="T22" style:family="text">
      <style:text-properties fo:language="en" fo:country="US" officeooo:rsid="0656e4aa"/>
    </style:style>
    <style:style style:name="T23" style:family="text">
      <style:text-properties fo:language="en" fo:country="US" officeooo:rsid="0645ac4b"/>
    </style:style>
    <style:style style:name="T24" style:family="text">
      <style:text-properties fo:language="en" fo:country="US" officeooo:rsid="05f90b3a"/>
    </style:style>
    <style:style style:name="T25" style:family="text">
      <style:text-properties fo:language="en" fo:country="US" officeooo:rsid="060d5316"/>
    </style:style>
    <style:style style:name="T26" style:family="text">
      <style:text-properties fo:language="en" fo:country="US" officeooo:rsid="0610e6e9"/>
    </style:style>
    <style:style style:name="T27" style:family="text">
      <style:text-properties fo:language="en" fo:country="US" officeooo:rsid="060ee718"/>
    </style:style>
    <style:style style:name="T28" style:family="text">
      <style:text-properties fo:language="en" fo:country="US" officeooo:rsid="05fc1311"/>
    </style:style>
    <style:style style:name="T29" style:family="text">
      <style:text-properties fo:language="en" fo:country="US" officeooo:rsid="06601b52"/>
    </style:style>
    <style:style style:name="T30" style:family="text">
      <style:text-properties fo:language="en" fo:country="US" officeooo:rsid="064e8462"/>
    </style:style>
    <style:style style:name="T31" style:family="text">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32" style:family="text">
      <style:text-properties fo:color="#00000a" loext:opacity="100%" style:font-name="Times New Roman (Hebrew)" fo:font-size="12pt" fo:language="en" fo:country="US" officeooo:rsid="05fb3cce" style:font-size-asian="12pt" style:language-asian="en" style:country-asian="US" style:font-name-complex="Times New Roman (Hebrew)1" style:font-size-complex="12pt" style:language-complex="he" style:country-complex="IL"/>
    </style:style>
    <style:style style:name="T33" style:family="text">
      <style:text-properties fo:color="#00000a" loext:opacity="100%" style:font-name="Times New Roman1" fo:font-size="12pt" fo:language="en" fo:country="US" fo:font-style="italic" style:font-size-asian="12pt" style:language-asian="en" style:country-asian="US" style:font-style-asian="italic" style:font-name-complex="Times New Roman2" style:font-size-complex="12pt" style:language-complex="he" style:country-complex="IL" style:font-style-complex="italic"/>
    </style:style>
    <style:style style:name="T34" style:family="text">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T35" style:family="text">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T36" style:family="text">
      <style:text-properties fo:color="#00000a" loext:opacity="100%" style:font-name="Courier New" fo:font-size="10pt" fo:language="en" fo:country="US" fo:font-weight="bold" officeooo:rsid="05f9bc5f" style:font-size-asian="10pt" style:language-asian="en" style:country-asian="US" style:font-weight-asian="bold" style:font-name-complex="Times New Roman2" style:font-size-complex="10pt" style:language-complex="he" style:country-complex="IL" style:font-weight-complex="bold"/>
    </style:style>
    <style:style style:name="T37" style:family="text">
      <style:text-properties fo:color="#00000a" loext:opacity="100%" style:font-name="Courier New" fo:font-size="10pt" fo:language="en" fo:country="US" fo:font-weight="bold" officeooo:rsid="05f6c3b9" style:font-size-asian="10pt" style:language-asian="en" style:country-asian="US" style:font-weight-asian="bold" style:font-name-complex="Times New Roman2" style:font-size-complex="10pt" style:language-complex="he" style:country-complex="IL" style:font-weight-complex="bold"/>
    </style:style>
    <style:style style:name="T38" style:family="text">
      <style:text-properties fo:color="#00000a" loext:opacity="100%" style:font-name="Courier New" fo:font-size="10pt" fo:language="en" fo:country="US" fo:font-weight="bold" officeooo:rsid="05f6cad3" style:font-size-asian="10pt" style:language-asian="en" style:country-asian="US" style:font-weight-asian="bold" style:font-name-complex="Times New Roman2" style:font-size-complex="10pt" style:language-complex="he" style:country-complex="IL" style:font-weight-complex="bold"/>
    </style:style>
    <style:style style:name="T39" style:family="text">
      <style:text-properties fo:color="#00000a" loext:opacity="100%" style:font-name="Courier New" fo:font-size="10pt" fo:language="en" fo:country="US" fo:font-weight="bold" officeooo:rsid="05f88d53" style:font-size-asian="10pt" style:language-asian="en" style:country-asian="US" style:font-weight-asian="bold" style:font-name-complex="Times New Roman2" style:font-size-complex="10pt" style:language-complex="he" style:country-complex="IL" style:font-weight-complex="bold"/>
    </style:style>
    <style:style style:name="T40" style:family="text">
      <style:text-properties fo:color="#00000a" loext:opacity="100%" style:font-name="Courier New" fo:font-size="10pt" fo:language="en" fo:country="US" style:font-size-asian="10pt" style:language-asian="en" style:country-asian="US" style:font-name-complex="Times New Roman2" style:font-size-complex="10pt" style:language-complex="he" style:country-complex="IL"/>
    </style:style>
    <style:style style:name="T41" style:family="text">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T42" style:family="text">
      <style:text-properties fo:color="#00000a" loext:opacity="100%" style:font-name="Courier New" fo:font-size="12pt" fo:language="en" fo:country="US" style:font-size-asian="12pt" style:language-asian="en" style:country-asian="US" style:font-name-complex="David CLM" style:font-size-complex="12pt" style:language-complex="he" style:country-complex="IL"/>
    </style:style>
    <style:style style:name="T43" style:family="text">
      <style:text-properties fo:color="#00000a" loext:opacity="100%" style:font-name="Courier New" fo:font-size="12pt" fo:language="en" fo:country="US" officeooo:rsid="063b196d" style:font-size-asian="12pt" style:language-asian="en" style:country-asian="US" style:font-name-complex="David CLM" style:font-size-complex="12pt" style:language-complex="he" style:country-complex="IL" style:font-weight-complex="normal"/>
    </style:style>
    <style:style style:name="T44" style:family="text">
      <style:text-properties fo:color="#00000a" loext:opacity="100%" style:font-name="Courier New" fo:font-size="12pt" fo:language="en" fo:country="US" officeooo:rsid="063d5b7a" style:font-size-asian="12pt" style:language-asian="en" style:country-asian="US" style:font-name-complex="David CLM" style:font-size-complex="12pt" style:language-complex="he" style:country-complex="IL" style:font-weight-complex="normal"/>
    </style:style>
    <style:style style:name="T45" style:family="text">
      <style:text-properties fo:color="#00000a" loext:opacity="100%" style:font-name="Courier New" fo:font-size="12pt" fo:language="en" fo:country="US" officeooo:rsid="06490453" style:font-size-asian="12pt" style:language-asian="en" style:country-asian="US" style:font-name-complex="David CLM" style:font-size-complex="12pt" style:language-complex="he" style:country-complex="IL" style:font-weight-complex="normal"/>
    </style:style>
    <style:style style:name="T46" style:family="text">
      <style:text-properties fo:color="#00000a" loext:opacity="100%" style:font-name="Courier New" fo:font-size="12pt" fo:language="en" fo:country="US" officeooo:rsid="063efe89" style:font-size-asian="12pt" style:language-asian="en" style:country-asian="US" style:font-name-complex="David CLM" style:font-size-complex="12pt" style:language-complex="he" style:country-complex="IL"/>
    </style:style>
    <style:style style:name="T47" style:family="text">
      <style:text-properties fo:color="#00000a" loext:opacity="100%" style:font-name="Courier New" fo:font-size="12pt" fo:language="en" fo:country="US" officeooo:rsid="064094a5" style:font-size-asian="12pt" style:language-asian="en" style:country-asian="US" style:font-name-complex="David CLM" style:font-size-complex="12pt" style:language-complex="he" style:country-complex="IL"/>
    </style:style>
    <style:style style:name="T48" style:family="text">
      <style:text-properties officeooo:rsid="05b888e6"/>
    </style:style>
    <style:style style:name="T49" style:family="text">
      <style:text-properties officeooo:rsid="05e06f12"/>
    </style:style>
    <style:style style:name="T50" style:family="text">
      <style:text-properties officeooo:rsid="05dd60fa"/>
    </style:style>
    <style:style style:name="T51" style:family="text">
      <style:text-properties officeooo:rsid="05f3980c"/>
    </style:style>
    <style:style style:name="T52" style:family="text">
      <style:text-properties officeooo:rsid="05f1b600"/>
    </style:style>
    <style:style style:name="T53" style:family="text">
      <style:text-properties officeooo:rsid="05f3347b"/>
    </style:style>
    <style:style style:name="T54" style:family="text">
      <style:text-properties fo:color="#000080" loext:opacity="100%" style:font-name="DejaVu Sans Mono" fo:font-style="normal" fo:font-weight="bold" style:font-style-asian="normal" style:font-weight-asian="bold"/>
    </style:style>
    <style:style style:name="T55" style:family="text">
      <style:text-properties fo:color="#000080" loext:opacity="100%" style:font-name="DejaVu Sans Mono" fo:font-style="normal" fo:font-weight="normal" style:font-style-asian="normal" style:font-weight-asian="normal"/>
    </style:style>
    <style:style style:name="T56" style:family="text">
      <style:text-properties fo:color="#000080" loext:opacity="100%" style:font-name="DejaVu Sans Mono" fo:font-size="10pt" fo:font-style="normal" fo:font-weight="bold" style:font-size-asian="10pt" style:font-style-asian="normal" style:font-weight-asian="bold" style:font-size-complex="10pt"/>
    </style:style>
    <style:style style:name="T57" style:family="text">
      <style:text-properties fo:color="#000080" loext:opacity="100%" style:font-name="DejaVu Sans Mono" fo:font-size="10pt" fo:font-style="normal" fo:font-weight="normal" style:font-size-asian="10pt" style:font-style-asian="normal" style:font-weight-asian="normal" style:font-size-complex="10pt"/>
    </style:style>
    <style:style style:name="T58" style:family="text">
      <style:text-properties fo:color="#000080" loext:opacity="100%" style:font-name="DejaVu Sans Mono" fo:font-size="11.5pt" fo:font-style="normal" fo:font-weight="bold" style:font-size-asian="11.5pt" style:font-style-asian="normal" style:font-weight-asian="bold"/>
    </style:style>
    <style:style style:name="T59" style:family="text">
      <style:text-properties fo:color="#000000" loext:opacity="100%" style:font-name="DejaVu Sans Mono" fo:font-style="normal" fo:font-weight="normal" style:font-style-asian="normal" style:font-weight-asian="normal"/>
    </style:style>
    <style:style style:name="T60" style:family="text">
      <style:text-properties fo:color="#000000" loext:opacity="100%" style:font-name="DejaVu Sans Mono" fo:font-size="10pt" fo:font-style="normal" fo:font-weight="normal" style:font-size-asian="10pt" style:font-style-asian="normal" style:font-weight-asian="normal" style:font-size-complex="10pt"/>
    </style:style>
    <style:style style:name="T61" style:family="text">
      <style:text-properties fo:color="#000000" loext:opacity="100%" style:font-name="DejaVu Sans Mono" fo:font-size="10pt" fo:font-style="normal" fo:font-weight="normal" officeooo:rsid="05f2b71c" style:font-size-asian="10pt" style:font-style-asian="normal" style:font-weight-asian="normal" style:font-size-complex="10pt"/>
    </style:style>
    <style:style style:name="T62" style:family="text">
      <style:text-properties fo:color="#000000" loext:opacity="100%" style:font-name="DejaVu Sans Mono" fo:font-size="11.5pt" fo:font-style="normal" fo:font-weight="normal" style:font-size-asian="11.5pt" style:font-style-asian="normal" style:font-weight-asian="normal"/>
    </style:style>
    <style:style style:name="T63" style:family="text">
      <style:text-properties fo:color="#000000" loext:opacity="100%" style:font-name="DejaVu Sans Mono" fo:font-size="11.5pt" fo:font-style="normal" fo:font-weight="normal" officeooo:rsid="05ee514d" style:font-size-asian="11.5pt" style:font-style-asian="normal" style:font-weight-asian="normal"/>
    </style:style>
    <style:style style:name="T64"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2" style:font-size-complex="16pt" style:font-style-complex="normal" style:font-weight-complex="normal"/>
    </style:style>
    <style:style style:name="T65" style:family="text">
      <style:text-properties fo:color="#000000" loext:opacity="100%" style:font-name="Monospace" fo:font-size="12pt" fo:font-style="normal" fo:font-weight="normal" officeooo:rsid="06510b97" style:font-name-asian="Noto Sans CJK SC Regular" style:font-size-asian="12pt" style:font-style-asian="normal" style:font-weight-asian="normal" style:font-name-complex="Nachlieli CLM2" style:font-size-complex="16pt" style:font-style-complex="normal" style:font-weight-complex="normal"/>
    </style:style>
    <style:style style:name="T66" style:family="text">
      <style:text-properties fo:color="#000000" loext:opacity="100%" style:font-name="Monospace" fo:font-size="12pt" fo:language="en" fo:country="US" fo:font-style="normal" fo:font-weight="normal" officeooo:rsid="060c9120" style:font-name-asian="Noto Sans CJK SC Regular" style:font-size-asian="12pt" style:font-style-asian="normal" style:font-weight-asian="normal" style:font-name-complex="Nachlieli CLM2" style:font-size-complex="16pt" style:font-style-complex="normal" style:font-weight-complex="normal"/>
    </style:style>
    <style:style style:name="T67" style:family="text">
      <style:text-properties fo:color="#000000" loext:opacity="100%" style:font-name="Monospace" fo:font-size="12pt" fo:language="en" fo:country="US" fo:font-style="normal" fo:font-weight="normal" officeooo:rsid="064a8d8a" style:font-name-asian="Noto Sans CJK SC Regular" style:font-size-asian="12pt" style:font-style-asian="normal" style:font-weight-asian="normal" style:font-name-complex="Nachlieli CLM2" style:font-size-complex="16pt" style:font-style-complex="normal" style:font-weight-complex="normal"/>
    </style:style>
    <style:style style:name="T68" style:family="text">
      <style:text-properties fo:color="#000000" loext:opacity="100%" style:font-name="Monospace" fo:font-size="12pt" fo:language="en" fo:country="US" fo:font-style="normal" fo:font-weight="normal" officeooo:rsid="06500b23" style:font-name-asian="Noto Sans CJK SC Regular" style:font-size-asian="12pt" style:font-style-asian="normal" style:font-weight-asian="normal" style:font-name-complex="Nachlieli CLM2" style:font-size-complex="16pt" style:font-style-complex="normal" style:font-weight-complex="normal"/>
    </style:style>
    <style:style style:name="T69" style:family="text">
      <style:text-properties fo:color="#000000" loext:opacity="100%" style:font-name="Monospace" fo:font-size="12pt" fo:language="en" fo:country="US" fo:font-style="normal" fo:font-weight="normal" officeooo:rsid="067a445c" style:font-name-asian="Noto Sans CJK SC Regular" style:font-size-asian="12pt" style:font-style-asian="normal" style:font-weight-asian="normal" style:font-name-complex="Nachlieli CLM2" style:font-size-complex="16pt" style:font-style-complex="normal" style:font-weight-complex="normal"/>
    </style:style>
    <style:style style:name="T70" style:family="text">
      <style:text-properties fo:color="#000000" loext:opacity="100%" style:font-name="Monospace" fo:font-size="12pt" fo:language="en" fo:country="US" fo:font-style="normal" fo:font-weight="normal" officeooo:rsid="067cfe49" style:font-name-asian="Noto Sans CJK SC Regular" style:font-size-asian="12pt" style:font-style-asian="normal" style:font-weight-asian="normal" style:font-name-complex="Nachlieli CLM2" style:font-size-complex="16pt" style:font-style-complex="normal" style:font-weight-complex="normal"/>
    </style:style>
    <style:style style:name="T71" style:family="text">
      <style:text-properties fo:color="#b200b2" loext:opacity="100%" style:font-name="DejaVu Sans Mono" fo:font-style="normal" fo:font-weight="normal" style:font-style-asian="normal" style:font-weight-asian="normal"/>
    </style:style>
    <style:style style:name="T72" style:family="text">
      <style:text-properties fo:color="#94558d" loext:opacity="100%" style:font-name="DejaVu Sans Mono" fo:font-style="normal" fo:font-weight="normal" style:font-style-asian="normal" style:font-weight-asian="normal"/>
    </style:style>
    <style:style style:name="T73" style:family="text">
      <style:text-properties fo:color="#94558d" loext:opacity="100%" style:font-name="DejaVu Sans Mono" fo:font-size="10pt" fo:font-style="normal" fo:font-weight="normal" style:font-size-asian="10pt" style:font-style-asian="normal" style:font-weight-asian="normal" style:font-size-complex="10pt"/>
    </style:style>
    <style:style style:name="T74" style:family="text">
      <style:text-properties fo:color="#808080" loext:opacity="100%" style:font-name="DejaVu Sans Mono" fo:font-style="italic" fo:font-weight="normal" style:font-style-asian="italic" style:font-weight-asian="normal"/>
    </style:style>
    <style:style style:name="T75" style:family="text">
      <style:text-properties fo:color="#808080" loext:opacity="100%" style:font-name="DejaVu Sans Mono" fo:font-style="normal" fo:font-weight="bold" style:font-style-asian="normal" style:font-weight-asian="bold"/>
    </style:style>
    <style:style style:name="T76" style:family="text">
      <style:text-properties fo:color="#808080" loext:opacity="100%" style:font-name="DejaVu Sans Mono" fo:font-size="10pt" fo:font-style="italic" fo:font-weight="normal" style:font-size-asian="10pt" style:font-style-asian="italic" style:font-weight-asian="normal" style:font-size-complex="10pt"/>
    </style:style>
    <style:style style:name="T77" style:family="text">
      <style:text-properties fo:color="#808080" loext:opacity="100%" style:font-name="DejaVu Sans Mono" fo:font-size="10pt" fo:font-style="normal" fo:font-weight="bold" style:font-size-asian="10pt" style:font-style-asian="normal" style:font-weight-asian="bold" style:font-size-complex="10pt"/>
    </style:style>
    <style:style style:name="T78" style:family="text">
      <style:text-properties fo:color="#808080" loext:opacity="100%" style:font-name="DejaVu Sans Mono" fo:font-size="11.5pt" fo:font-style="normal" fo:font-weight="normal" style:font-size-asian="11.5pt" style:font-style-asian="normal" style:font-weight-asian="normal"/>
    </style:style>
    <style:style style:name="T79" style:family="text">
      <style:text-properties officeooo:rsid="05f39194"/>
    </style:style>
    <style:style style:name="T80" style:family="text">
      <style:text-properties officeooo:rsid="05fb93e7"/>
    </style:style>
    <style:style style:name="T81" style:family="text">
      <style:text-properties officeooo:rsid="059160cd"/>
    </style:style>
    <style:style style:name="T82" style:family="text">
      <style:text-properties fo:font-weight="bold" style:font-weight-asian="bold" style:font-weight-complex="bold"/>
    </style:style>
    <style:style style:name="T83" style:family="text">
      <style:text-properties fo:font-weight="bold" officeooo:rsid="05c5adee" style:font-weight-asian="bold" style:font-weight-complex="bold"/>
    </style:style>
    <style:style style:name="T84" style:family="text">
      <style:text-properties fo:font-weight="bold" officeooo:rsid="0610e6e9" style:font-weight-asian="bold" style:font-weight-complex="bold"/>
    </style:style>
    <style:style style:name="T85" style:family="text">
      <style:text-properties fo:font-weight="bold" officeooo:rsid="05f3980c" style:font-weight-asian="bold" style:font-weight-complex="bold"/>
    </style:style>
    <style:style style:name="T86" style:family="text">
      <style:text-properties fo:font-weight="bold" officeooo:rsid="06510b97" style:font-weight-asian="bold" style:font-weight-complex="bold"/>
    </style:style>
    <style:style style:name="T87" style:family="text">
      <style:text-properties officeooo:rsid="060de9b5"/>
    </style:style>
    <style:style style:name="T88" style:family="text">
      <style:text-properties officeooo:rsid="060665f4"/>
    </style:style>
    <style:style style:name="T89" style:family="text">
      <style:text-properties style:font-name="Times New Roman" fo:font-style="italic" officeooo:rsid="058fcc10" style:font-style-asian="italic" style:font-style-complex="italic"/>
    </style:style>
    <style:style style:name="T90" style:family="text">
      <style:text-properties style:font-name="Times New Roman" fo:font-style="italic" officeooo:rsid="05e3dd26" style:font-style-asian="italic" style:font-style-complex="italic"/>
    </style:style>
    <style:style style:name="T91" style:family="text">
      <style:text-properties style:font-name="Times New Roman" fo:language="en" fo:country="US" fo:font-style="italic" officeooo:rsid="05e3dd26" style:font-style-asian="italic" style:font-style-complex="italic"/>
    </style:style>
    <style:style style:name="T92" style:family="text">
      <style:text-properties officeooo:rsid="058fcc10"/>
    </style:style>
    <style:style style:name="T93" style:family="text">
      <style:text-properties officeooo:rsid="0610e6e9"/>
    </style:style>
    <style:style style:name="T94" style:family="text">
      <style:text-properties officeooo:rsid="0607004a"/>
    </style:style>
    <style:style style:name="T95" style:family="text">
      <style:text-properties fo:font-size="8pt" style:font-size-asian="8pt" style:font-size-complex="8pt"/>
    </style:style>
    <style:style style:name="T96" style:family="text">
      <style:text-properties officeooo:rsid="0637230e"/>
    </style:style>
    <style:style style:name="T97" style:family="text">
      <style:text-properties officeooo:rsid="0637b815"/>
    </style:style>
    <style:style style:name="T98" style:family="text">
      <style:text-properties officeooo:rsid="061990fe"/>
    </style:style>
    <style:style style:name="T99" style:family="text">
      <style:text-properties officeooo:rsid="05bc1362"/>
    </style:style>
    <style:style style:name="T100" style:family="text">
      <style:text-properties officeooo:rsid="05c2aca5"/>
    </style:style>
    <style:style style:name="T101" style:family="text">
      <style:text-properties officeooo:rsid="05c74c07"/>
    </style:style>
    <style:style style:name="T102" style:family="text">
      <style:text-properties officeooo:rsid="0608ea3c"/>
    </style:style>
    <style:style style:name="T103" style:family="text">
      <style:text-properties officeooo:rsid="05f64772"/>
    </style:style>
    <style:style style:name="T104" style:family="text">
      <style:text-properties officeooo:rsid="05c44172"/>
    </style:style>
    <style:style style:name="T105" style:family="text">
      <style:text-properties officeooo:rsid="05f4d8a2"/>
    </style:style>
    <style:style style:name="T106" style:family="text">
      <style:text-properties officeooo:rsid="05c5adee"/>
    </style:style>
    <style:style style:name="T107" style:family="text">
      <style:text-properties officeooo:rsid="061fac42"/>
    </style:style>
    <style:style style:name="T108" style:family="text">
      <style:text-properties style:text-position="sub 58%"/>
    </style:style>
    <style:style style:name="T109" style:family="text">
      <style:text-properties style:text-position="sub 58%" style:font-name="Times New Roman" fo:language="en" fo:country="US" fo:font-style="italic" officeooo:rsid="05e3dd26" style:font-style-asian="italic" style:font-style-complex="italic"/>
    </style:style>
    <style:style style:name="T110" style:family="text">
      <style:text-properties style:text-position="sub 58%" style:font-name="Times New Roman" fo:font-style="italic" officeooo:rsid="05e3dd26" style:font-style-asian="italic" style:font-style-complex="italic"/>
    </style:style>
    <style:style style:name="T111" style:family="text">
      <style:text-properties style:text-position="sub 58%" fo:font-weight="normal" style:font-weight-asian="normal" style:font-weight-complex="normal"/>
    </style:style>
    <style:style style:name="T112" style:family="text">
      <style:text-properties style:text-position="sub 58%" fo:language="en" fo:country="US"/>
    </style:style>
    <style:style style:name="T113" style:family="text">
      <style:text-properties style:text-position="sub 58%" fo:language="en" fo:country="US" officeooo:rsid="0656e4aa"/>
    </style:style>
    <style:style style:name="T114" style:family="text">
      <style:text-properties officeooo:rsid="05b6bed9"/>
    </style:style>
    <style:style style:name="T115" style:family="text">
      <style:text-properties officeooo:rsid="0629e301"/>
    </style:style>
    <style:style style:name="T116" style:family="text">
      <style:text-properties officeooo:rsid="0615b090"/>
    </style:style>
    <style:style style:name="T117" style:family="text">
      <style:text-properties fo:font-style="italic" style:font-style-asian="italic" style:font-style-complex="italic"/>
    </style:style>
    <style:style style:name="T118" style:family="text">
      <style:text-properties fo:font-style="italic" officeooo:rsid="05984f9a" style:font-style-asian="italic" style:font-style-complex="italic"/>
    </style:style>
    <style:style style:name="T119" style:family="text">
      <style:text-properties fo:font-style="italic" officeooo:rsid="05e3dd26" style:font-style-asian="italic" style:font-style-complex="italic"/>
    </style:style>
    <style:style style:name="T120" style:family="text">
      <style:text-properties officeooo:rsid="063efe89"/>
    </style:style>
    <style:style style:name="T121" style:family="text">
      <style:text-properties officeooo:rsid="05b131eb"/>
    </style:style>
    <style:style style:name="T122" style:family="text">
      <style:text-properties officeooo:rsid="0642e5d0"/>
    </style:style>
    <style:style style:name="T123" style:family="text">
      <style:text-properties officeooo:rsid="05d8b071"/>
    </style:style>
    <style:style style:name="T124" style:family="text">
      <style:text-properties fo:font-size="10pt" style:font-size-asian="10pt" style:font-size-complex="10pt"/>
    </style:style>
    <style:style style:name="T125" style:family="text">
      <style:text-properties officeooo:rsid="06396043"/>
    </style:style>
    <style:style style:name="T126" style:family="text">
      <style:text-properties officeooo:rsid="05ee514d"/>
    </style:style>
    <style:style style:name="T127" style:family="text">
      <style:text-properties officeooo:rsid="06396fbd"/>
    </style:style>
    <style:style style:name="T128" style:family="text">
      <style:text-properties officeooo:rsid="06387df2"/>
    </style:style>
    <style:style style:name="T129" style:family="text">
      <style:text-properties officeooo:rsid="063a5131"/>
    </style:style>
    <style:style style:name="T130" style:family="text">
      <style:text-properties officeooo:rsid="063cefd9"/>
    </style:style>
    <style:style style:name="T131" style:family="text">
      <style:text-properties officeooo:rsid="063ee397"/>
    </style:style>
    <style:style style:name="T132" style:family="text">
      <style:text-properties fo:font-weight="normal" officeooo:rsid="0610e6e9" style:font-weight-asian="normal" style:font-weight-complex="normal"/>
    </style:style>
    <style:style style:name="T133" style:family="text">
      <style:text-properties fo:font-weight="normal" officeooo:rsid="064040d1" style:font-weight-asian="normal" style:font-weight-complex="normal"/>
    </style:style>
    <style:style style:name="T134" style:family="text">
      <style:text-properties officeooo:rsid="06421c22"/>
    </style:style>
    <style:style style:name="T135" style:family="text">
      <style:text-properties officeooo:rsid="064d4a21"/>
    </style:style>
    <style:style style:name="T136" style:family="text">
      <style:text-properties officeooo:rsid="0653df12"/>
    </style:style>
    <style:style style:name="T137" style:family="text">
      <style:text-properties officeooo:rsid="06561c52"/>
    </style:style>
    <style:style style:name="T138" style:family="text">
      <style:text-properties officeooo:rsid="05cf6a63"/>
    </style:style>
    <style:style style:name="T139" style:family="text">
      <style:text-properties officeooo:rsid="0626940b"/>
    </style:style>
    <style:style style:name="T140" style:family="text">
      <style:text-properties officeooo:rsid="06468e88"/>
    </style:style>
    <style:style style:name="T141" style:family="text">
      <style:text-properties officeooo:rsid="064b839f"/>
    </style:style>
    <style:style style:name="T142" style:family="text">
      <style:text-properties officeooo:rsid="065e3321"/>
    </style:style>
    <style:style style:name="T143" style:family="text">
      <style:text-properties officeooo:rsid="05f90b3a"/>
    </style:style>
    <style:style style:name="T144" style:family="text">
      <style:text-properties officeooo:rsid="064ca031"/>
    </style:style>
    <style:style style:name="T145" style:family="text">
      <style:text-properties officeooo:rsid="0637f052"/>
    </style:style>
    <style:style style:name="T146" style:family="text">
      <style:text-properties officeooo:rsid="0565f2dc"/>
    </style:style>
    <style:style style:name="T147" style:family="text">
      <style:text-properties officeooo:rsid="057bda9f"/>
    </style:style>
    <style:style style:name="T148" style:family="text">
      <style:text-properties officeooo:rsid="057ca7f2"/>
    </style:style>
    <style:style style:name="T149" style:family="text">
      <style:text-properties officeooo:rsid="05e3dd26"/>
    </style:style>
    <style:style style:name="T150" style:family="text">
      <style:text-properties officeooo:rsid="04af6545"/>
    </style:style>
    <style:style style:name="T151" style:family="text">
      <style:text-properties style:font-name="Monospace" style:font-size-asian="10.5pt" style:font-name-complex="David CLM1" style:font-weight-complex="normal"/>
    </style:style>
    <style:style style:name="T152" style:family="text">
      <style:text-properties style:font-name="Monospace" officeooo:rsid="063b196d" style:font-size-asian="10.5pt" style:font-name-complex="David CLM1" style:font-weight-complex="normal"/>
    </style:style>
    <style:style style:name="T153" style:family="text">
      <style:text-properties style:font-name="Monospace" officeooo:rsid="063c6673" style:font-size-asian="10.5pt" style:font-name-complex="David CLM1" style:font-weight-complex="normal"/>
    </style:style>
    <style:style style:name="T154" style:family="text">
      <style:text-properties style:font-name="Monospace" officeooo:rsid="063d5b7a" style:font-size-asian="10.5pt" style:font-name-complex="David CLM1" style:font-weight-complex="normal"/>
    </style:style>
    <style:style style:name="T155" style:family="text">
      <style:text-properties style:font-name="Monospace" officeooo:rsid="06510b97" style:font-size-asian="10.5pt" style:font-name-complex="David CLM1" style:font-weight-complex="normal"/>
    </style:style>
    <style:style style:name="T156" style:family="text">
      <style:text-properties style:font-name="Monospace" officeooo:rsid="065ee08a" style:font-size-asian="10.5pt" style:font-name-complex="David CLM1" style:font-weight-complex="normal"/>
    </style:style>
    <style:style style:name="T157" style:family="text">
      <style:text-properties style:font-name="Monospace" officeooo:rsid="06562ed8" style:font-size-asian="10.5pt" style:font-name-complex="David CLM1" style:font-weight-complex="normal"/>
    </style:style>
    <style:style style:name="T158" style:family="text">
      <style:text-properties style:font-name="Monospace" officeooo:rsid="065c4e08" style:font-size-asian="10.5pt" style:font-name-complex="David CLM1" style:font-weight-complex="normal"/>
    </style:style>
    <style:style style:name="T159" style:family="text">
      <style:text-properties style:font-name="Monospace" officeooo:rsid="067a445c" style:font-size-asian="10.5pt" style:font-name-complex="David CLM1" style:font-weight-complex="normal"/>
    </style:style>
    <style:style style:name="T160" style:family="text">
      <style:text-properties style:font-name="Monospace" officeooo:rsid="067de0a0" style:font-size-asian="10.5pt" style:font-name-complex="David CLM1" style:font-weight-complex="normal"/>
    </style:style>
    <style:style style:name="T161" style:family="text">
      <style:text-properties style:font-name="Monospace" officeooo:rsid="067ea136" style:font-size-asian="10.5pt" style:font-name-complex="David CLM1" style:font-weight-complex="normal"/>
    </style:style>
    <style:style style:name="T162" style:family="text">
      <style:text-properties style:font-name="Monospace" fo:font-style="normal" officeooo:rsid="063b196d" style:font-size-asian="10.5pt" style:font-style-asian="normal" style:font-name-complex="David CLM1" style:font-style-complex="normal" style:font-weight-complex="normal"/>
    </style:style>
    <style:style style:name="T163" style:family="text">
      <style:text-properties style:font-name="Monospace" fo:font-style="normal" officeooo:rsid="06553dac" style:font-size-asian="10.5pt" style:font-style-asian="normal" style:font-name-complex="David CLM1" style:font-style-complex="normal" style:font-weight-complex="normal"/>
    </style:style>
    <style:style style:name="T164" style:family="text">
      <style:text-properties style:font-name="Monospace" fo:font-style="normal" officeooo:rsid="0668df40" style:font-size-asian="10.5pt" style:font-style-asian="normal" style:font-name-complex="David CLM1" style:font-style-complex="normal" style:font-weight-complex="normal"/>
    </style:style>
    <style:style style:name="T165" style:family="text">
      <style:text-properties style:font-name="Monospace" fo:font-style="normal" officeooo:rsid="066d9dbe" style:font-size-asian="10.5pt" style:font-style-asian="normal" style:font-name-complex="David CLM1" style:font-style-complex="normal" style:font-weight-complex="normal"/>
    </style:style>
    <style:style style:name="T166" style:family="text">
      <style:text-properties style:font-name="Monospace" fo:font-style="normal" officeooo:rsid="066c6a83" style:font-size-asian="10.5pt" style:font-style-asian="normal" style:font-name-complex="David CLM1" style:font-style-complex="normal" style:font-weight-complex="normal"/>
    </style:style>
    <style:style style:name="T167" style:family="text">
      <style:text-properties style:font-name="Monospace" fo:font-style="normal" officeooo:rsid="06562ed8" style:font-size-asian="10.5pt" style:font-style-asian="normal" style:font-name-complex="David CLM1" style:font-style-complex="normal" style:font-weight-complex="normal"/>
    </style:style>
    <style:style style:name="T168" style:family="text">
      <style:text-properties style:font-name="Monospace" fo:font-style="normal" officeooo:rsid="06563a83" style:font-size-asian="10.5pt" style:font-style-asian="normal" style:font-name-complex="David CLM1" style:font-style-complex="normal" style:font-weight-complex="normal"/>
    </style:style>
    <style:style style:name="T169" style:family="text">
      <style:text-properties style:font-name="Monospace" fo:font-style="normal" officeooo:rsid="066a746e" style:font-size-asian="10.5pt" style:font-style-asian="normal" style:font-name-complex="David CLM1" style:font-style-complex="normal" style:font-weight-complex="normal"/>
    </style:style>
    <style:style style:name="T170" style:family="text">
      <style:text-properties style:font-name="Monospace" fo:font-style="normal" officeooo:rsid="06577a5e" style:font-size-asian="10.5pt" style:font-style-asian="normal" style:font-name-complex="David CLM1" style:font-style-complex="normal" style:font-weight-complex="normal"/>
    </style:style>
    <style:style style:name="T171" style:family="text">
      <style:text-properties style:font-name="Monospace" fo:font-style="normal" officeooo:rsid="065c4e08" style:font-size-asian="10.5pt" style:font-style-asian="normal" style:font-name-complex="David CLM1" style:font-style-complex="normal" style:font-weight-complex="normal"/>
    </style:style>
    <style:style style:name="T172" style:family="text">
      <style:text-properties style:font-name="Monospace" fo:font-style="normal" officeooo:rsid="0658a543" style:font-size-asian="10.5pt" style:font-style-asian="normal" style:font-name-complex="David CLM1" style:font-style-complex="normal" style:font-weight-complex="normal"/>
    </style:style>
    <style:style style:name="T173" style:family="text">
      <style:text-properties style:font-name="Monospace" fo:font-style="normal" officeooo:rsid="066ec9f2" style:font-size-asian="10.5pt" style:font-style-asian="normal" style:font-name-complex="David CLM1" style:font-style-complex="normal" style:font-weight-complex="normal"/>
    </style:style>
    <style:style style:name="T174" style:family="text">
      <style:text-properties style:font-name="Monospace" fo:font-style="normal" officeooo:rsid="06653850" style:font-size-asian="10.5pt" style:font-style-asian="normal" style:font-name-complex="David CLM1" style:font-style-complex="normal" style:font-weight-complex="normal"/>
    </style:style>
    <style:style style:name="T175" style:family="text">
      <style:text-properties style:font-name="Monospace" fo:font-style="normal" officeooo:rsid="065ee08a" style:font-size-asian="10.5pt" style:font-style-asian="normal" style:font-name-complex="David CLM1" style:font-style-complex="normal" style:font-weight-complex="normal"/>
    </style:style>
    <style:style style:name="T176" style:family="text">
      <style:text-properties style:font-name="Monospace" fo:font-style="normal" officeooo:rsid="06510b97" style:font-size-asian="10.5pt" style:font-style-asian="normal" style:font-name-complex="David CLM1" style:font-style-complex="normal" style:font-weight-complex="normal"/>
    </style:style>
    <style:style style:name="T177" style:family="text">
      <style:text-properties style:font-name="Monospace" fo:font-style="normal" officeooo:rsid="067022cc" style:font-size-asian="10.5pt" style:font-style-asian="normal" style:font-name-complex="David CLM1" style:font-style-complex="normal" style:font-weight-complex="normal"/>
    </style:style>
    <style:style style:name="T178" style:family="text">
      <style:text-properties style:font-name="Monospace" fo:font-style="normal" officeooo:rsid="066102cc" style:font-size-asian="10.5pt" style:font-style-asian="normal" style:font-name-complex="David CLM1" style:font-style-complex="normal" style:font-weight-complex="normal"/>
    </style:style>
    <style:style style:name="T179" style:family="text">
      <style:text-properties style:font-name="Monospace" fo:font-style="normal" officeooo:rsid="066464fd" style:font-size-asian="10.5pt" style:font-style-asian="normal" style:font-name-complex="David CLM1" style:font-style-complex="normal" style:font-weight-complex="normal"/>
    </style:style>
    <style:style style:name="T180" style:family="text">
      <style:text-properties style:font-name="Monospace" fo:font-style="normal" officeooo:rsid="06710989" style:font-size-asian="10.5pt" style:font-style-asian="normal" style:font-name-complex="David CLM1" style:font-style-complex="normal" style:font-weight-complex="normal"/>
    </style:style>
    <style:style style:name="T181" style:family="text">
      <style:text-properties style:font-name="Monospace" fo:font-style="normal" fo:font-weight="normal" officeooo:rsid="06653850" style:font-size-asian="10.5pt" style:font-style-asian="normal" style:font-weight-asian="normal" style:font-name-complex="David CLM1" style:font-style-complex="normal" style:font-weight-complex="normal"/>
    </style:style>
    <style:style style:name="T182" style:family="text">
      <style:text-properties style:font-name="Monospace" fo:font-style="normal" fo:font-weight="bold" officeooo:rsid="06653850" style:font-size-asian="10.5pt" style:font-style-asian="normal" style:font-weight-asian="bold" style:font-name-complex="David CLM1" style:font-style-complex="normal" style:font-weight-complex="bold"/>
    </style:style>
    <style:style style:name="T183" style:family="text">
      <style:text-properties style:font-name="Monospace" fo:language="en" fo:country="US" fo:font-style="normal" fo:font-weight="normal" officeooo:rsid="06653850" style:font-size-asian="10.5pt" style:font-style-asian="normal" style:font-weight-asian="normal" style:font-name-complex="David CLM1" style:font-style-complex="normal" style:font-weight-complex="normal"/>
    </style:style>
    <style:style style:name="T184" style:family="text">
      <style:text-properties officeooo:rsid="063d5b7a" style:font-weight-complex="normal"/>
    </style:style>
    <style:style style:name="T185" style:family="text">
      <style:text-properties style:text-underline-style="none" officeooo:rsid="063d5b7a" style:font-weight-complex="normal"/>
    </style:style>
    <style:style style:name="T186" style:family="text">
      <style:text-properties officeooo:rsid="06510b97"/>
    </style:style>
    <style:style style:name="T187" style:family="text">
      <style:text-properties officeooo:rsid="06601b52"/>
    </style:style>
    <style:style style:name="T188" style:family="text">
      <style:text-properties officeooo:rsid="0658a543"/>
    </style:style>
    <style:style style:name="T189" style:family="text">
      <style:text-properties officeooo:rsid="06653850"/>
    </style:style>
    <style:style style:name="T190" style:family="text">
      <style:text-properties officeooo:rsid="065ee08a"/>
    </style:style>
    <style:style style:name="T191" style:family="text">
      <style:text-properties officeooo:rsid="06129fee"/>
    </style:style>
    <style:style style:name="T192" style:family="text">
      <style:text-properties officeooo:rsid="06550251"/>
    </style:style>
    <style:style style:name="T193" style:family="text">
      <style:text-properties officeooo:rsid="064a8d8a"/>
    </style:style>
    <style:style style:name="T194" style:family="text">
      <style:text-properties officeooo:rsid="067a445c"/>
    </style:style>
    <style:style style:name="T195" style:family="text">
      <style:text-properties officeooo:rsid="067de0a0"/>
    </style:style>
    <style:style style:name="T196" style:family="text">
      <style:text-properties officeooo:rsid="067cfe49"/>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2528in" fo:min-width="0.4783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none" draw:textarea-horizontal-align="justify" draw:textarea-vertical-align="middle" draw:auto-grow-height="false" fo:min-height="0.2528in" fo:min-width="0.479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מטלה - חלוקה הוגנת של קרקעות ועוגות - <text:span text:style-name="T2">תוספת</text:span></text:h>
      <text:p text:style-name="Heading_20_2">שאלה. <text:s/>חלוקה הוגנת של חשמל</text:p>
      <text:p text:style-name="P24"><text:span text:style-name="T31">בכפר קטן באפריקה יש </text:span><text:span text:style-name="T33">n</text:span><text:span text:style-name="T31"> תושבים. צריכת החשמל של כל תושב בכל רגע היא </text:span><text:span text:style-name="T34">1</text:span><text:span text:style-name="T31"> קילוואט. תחנת הכוח של הכפר מספקת רק </text:span><text:span text:style-name="T33">n</text:span><text:span text:style-name="T34">-1</text:span><text:span text:style-name="T31"> קילוואט. לתושבי הכפר יש צרכים שונים והעדפות שונות לגבי החשמל, למשל: לחלק מהתושבים חשוב מאד שיהיה חשמל בלילה כי זה בדיוק הזמן שהם יושבים וכותבים שירים לאור המנורה; לתושבים אחרים חשוב חשמל דווקא בצהריים כי אז הם עושים כביסה; וכו'. <text:s text:c="4"/>עיזרו לחברת החשמל המקומית להחליט איך לחלק את החשמל בצורה הוגנת בין התושבים!</text:span></text:p>
      <text:p text:style-name="P43">ההעדפות של כל תושב מיוצגות ע"י המחלקה הבאה:</text:p>
      <text:p text:style-name="P44">class Person:</text:p>
      <text:p text:style-name="P28"><text:span text:style-name="T40"><text:tab/></text:span><text:span text:style-name="T37">def </text:span><text:span text:style-name="T35">importance(</text:span><text:span text:style-name="T38">self, </text:span><text:span text:style-name="T35">fromTime:float, toTime:float) → float</text:span><text:span text:style-name="T37">:</text:span></text:p>
      <text:p text:style-name="P27"><text:span text:style-name="T40"><text:s text:c="9"/></text:span><text:span text:style-name="T41">// INPUT: a time-interval, given in hours since midnight. fromTime and toTime are floats between 0 and 24. E.g, (fromTime=11,toTime=14) represents the time-interval between 11:00 AM and 14:00 PM.</text:span></text:p>
      <text:p text:style-name="P45"><text:s text:c="9"/>// OUTPUT: a positive number that says how important it is for the person to receive electricity in this time-interval.</text:p>
      <text:p text:style-name="P29"><text:span text:style-name="T40"><text:s text:c="5"/></text:span><text:span text:style-name="T38">def </text:span><text:span text:style-name="T35">cut(</text:span><text:span text:style-name="T38">self, </text:span><text:span text:style-name="T35">fromTime:float, toTime:</text:span><text:span text:style-name="T38">float</text:span><text:span text:style-name="T35">, fraction:float) → float</text:span><text:span text:style-name="T38">:</text:span></text:p>
      <text:p text:style-name="P27"><text:span text:style-name="T40"><text:s text:c="9"/></text:span><text:span text:style-name="T41">// INPUT: a time-interval, as above, and a fraction in [0,1].</text:span></text:p>
      <text:p text:style-name="P45"><text:s text:c="9"/>// OUTPUT: a number between fromTime and toTime, that cuts the interval according to the given fraction, i.e, importance(fromTime,half)=fraction * importance(fromTime,toTime).</text:p>
      <text:p text:style-name="P44"/>
      <text:p text:style-name="P32"/>
      <text:p text:style-name="P43">תוכנית לחלוקת חשמל בין אנשים מיוצגת ע"י אוסף של עצמים מהמחלקה הבאה - המייצגת אינטרוול זמן ואת האינדקסים של האנשים המחוברים לחשמל באותו זמן:</text:p>
      <text:p text:style-name="P27"><text:span text:style-name="T39">class</text:span><text:span text:style-name="T35"> TimeInterval:</text:span></text:p>
      <text:p text:style-name="P30"><text:span text:style-name="T35"><text:s text:c="7"/>fromTime:</text:span><text:span text:style-name="T39">float</text:span></text:p>
      <text:p text:style-name="P30"><text:span text:style-name="T39"><text:tab/> </text:span><text:span text:style-name="T35">toTime:float </text:span></text:p>
      <text:p text:style-name="P27"><text:span text:style-name="T35"><text:s text:c="7"/>peopleWithElectricity:</text:span><text:span text:style-name="T39">Set[int]</text:span></text:p>
      <text:p text:style-name="P44"/>
      <text:p text:style-name="P24"><text:span text:style-name="T31">א. כיתבו הגדרה לחלוקה פרופורציונלית של חשמל בין התושבים. הסבירו מדוע ההגדרה שלכם הגיונית. <text:s text:c="3"/>כיתבו </text:span><text:bookmark-start text:name="__DdeLink__464_801179864"/><text:span text:style-name="T31">פונקציה </text:span><text:span text:style-name="T32">בפייתון </text:span><text:span text:style-name="T31">המקבלת חלוקה (וקטור של אינטרוולים) ומחזירה "אמת" אם החלוקה היא פרופורציונלית</text:span><text:span text:style-name="T34">. </text:span></text:p>
      <text:p text:style-name="P31"><text:span text:style-name="T36">def </text:span><text:span text:style-name="T35">isProportional(village:</text:span><text:span text:style-name="T36">List[Person]</text:span><text:span text:style-name="T35">, division:</text:span><text:span text:style-name="T36">List[</text:span><text:span text:style-name="T35">TimeInterval]) →</text:span><text:span text:style-name="T36"> bool:...</text:span></text:p>
      <text:p text:style-name="P43">ניתן להניח שיש לכם ב"חינם" פונקציות בסיסיות על מערכים, כגון: חיפוש.</text:p>
      <text:p text:style-name="P25"><text:span text:style-name="T31">ב. כיתבו פונקציה </text:span><text:span text:style-name="T32">בפייתון </text:span><text:span text:style-name="T31">המקבלת אוסף של אנשים ומחזירה חלוקה פרופורציונלית:</text:span></text:p>
      <text:p text:style-name="P31"><text:span text:style-name="T36">def </text:span><text:span text:style-name="T35">getProportionalDivision(</text:span><text:span text:style-name="T36">List[</text:span><text:span text:style-name="T35">Person] village) →</text:span><text:span text:style-name="T36"> List[TimeInterval]:..</text:span></text:p>
      <text:p text:style-name="P24"><text:span text:style-name="T31">ג</text:span><text:span text:style-name="T34">. </text:span><text:span text:style-name="T31">הדגימו את פעולת הפונקציה מהסעיף הקודם על כפר ובו </text:span><text:span text:style-name="T34">5 </text:span><text:span text:style-name="T31">תושבים</text:span><text:span text:style-name="T34">.</text:span><text:bookmark-end text:name="__DdeLink__464_801179864"/></text:p>
      <text:p text:style-name="P50"><text:soft-page-break/></text:p>
      <text:p text:style-name="P22"/>
      <text:p text:style-name="P60"><text:span text:style-name="T150">שאלה </text:span><text:span text:style-name="T130">2</text:span><text:span text:style-name="T150">: </text:span><text:span text:style-name="T131">חלוקת תורנות קשירה וללא קנאה</text:span></text:p>
      <text:p text:style-name="P64">אמא ואבא נסעו לנופש, והשאירו את <text:span text:style-name="T89">n</text:span> ילדיהם <text:span text:style-name="T92">הגדולים </text:span>לשמור על <text:span text:style-name="T92">התינוקת ה-1+</text:span><text:span text:style-name="T89">n</text:span><text:span text:style-name="T92">.</text:span> <text:span text:style-name="T93">הם מעוניינים לחלק ביניהם את זמן השמירה </text:span><text:span text:style-name="T84">ללא קנאה</text:span><text:span text:style-name="T93">, כך שכל ילד יקבל משמרת </text:span><text:span text:style-name="T84">רציפה</text:span><text:span text:style-name="T132"> </text:span><text:span text:style-name="T133">(קשירה). </text:span><text:span text:style-name="T93">הניחו שהילדים </text:span><text:span text:style-name="T84">לא אוהבים </text:span><text:span text:style-name="T93">לשמור – כל אחד רוצה לשמור כמה שפחות. </text:span></text:p>
      <text:p text:style-name="P81">הסבירו איך אפשר להכליל את אלגוריתם <text:span text:style-name="T134">הסימפלקסונים</text:span><text:span text:style-name="T19"> </text:span>של סימונס וסו למצב זה <text:span text:style-name="T20">(למצוא חלוקה כמעט ללא-קנאה - עד-כדי שניה אחת)</text:span>. <text:s/>הוכיחו את נכונות האלגוריתם עבור <text:span text:style-name="T12">n=3</text:span><text:span text:style-name="T1">.</text:span></text:p>
      <text:p text:style-name="P50">שאלה: <text:span text:style-name="T48">חלוקת תורנויות ללא קנאה</text:span></text:p>
      <text:p text:style-name="P63">אמא ואבא נסעו לנופש<text:span text:style-name="T49"> וכו', כמו בשאלה 2. </text:span></text:p>
      <text:p text:style-name="P65">א. תארו אלגוריתם שבו כל אחד <text:span text:style-name="T50">מהילדים </text:span>מקבל <text:span text:style-name="T50">תורנות רצופה, והחלוקה היא </text:span>ללא-קנאה-בקירוב (עד כדי <text:span text:style-name="T50">שניה אחת</text:span>).</text:p>
      <text:p text:style-name="P65">ב. תנו דוגמה הממחישה את פעולת האלגוריתם<text:span text:style-name="T49"> של סעיף א</text:span>.</text:p>
      <text:p text:style-name="P106">שאלה <text:span text:style-name="T194">2</text:span>: <text:span text:style-name="T69">אלגוריתם סלפרידג’-קונוויי </text:span><text:span text:style-name="T70">לא יעיל</text:span></text:p>
      <text:p text:style-name="P118"><text:span text:style-name="T159">הראו דוגמה, שבה </text:span><text:span text:style-name="T194">אלגוריתם סלפרידג’-קונוויי </text:span><text:span text:style-name="T160">מחזיר חלוקה </text:span><text:span text:style-name="T161">לא </text:span><text:span text:style-name="T194">יעיל</text:span><text:span text:style-name="T195">ה</text:span><text:span text:style-name="T194">-פארטו. </text:span><text:span text:style-name="T196">פרטו את שלבי החישוב.</text:span></text:p>
      <text:p text:style-name="P117"/>
      <text:p text:style-name="P95">שאלה <text:span text:style-name="T138">2</text:span>: <text:span text:style-name="T67">חלוק</text:span><text:span text:style-name="T68">ה הוגנת עם ערכים שליליים</text:span></text:p>
      <text:p text:style-name="P103">קבוצה של <text:span text:style-name="T1">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30">וכו’</text:span><text:span text:style-name="T1">).</text:span></text:p>
      <text:p text:style-name="P84"><text:span text:style-name="T193">א</text:span>. <text:span text:style-name="T139">הסבירו למה אלגוריתם "</text:span><text:span text:style-name="T193">המפחית האחרון" אינו עובד במקרה זה. הסבירו איך לתקן אותו כך שייתן חלוקה פרופורציונלית.</text:span></text:p>
      <text:p text:style-name="P35">ב. הסבירו למה אלגוריתם "אבן פז" אינו עובד במקרה זה. הסבירו איך לתקן אותו כך שייתן חלוקה פרופורציונלית.</text:p>
      <text:p text:style-name="P36"/>
      <text:p text:style-name="P51">שאלה: <text:span text:style-name="T48">חלוקה פרופורציונלית בשני מימדים</text:span></text:p>
      <text:p text:style-name="P66">א. נתונה חלקת-אדמה בצורת מלבן. תארו אלגוריתם הנותן חלוקה פרופורציונלית של העוגה בין n אנשים, כך שכל אחד מקבל מלבן.</text:p>
      <text:p text:style-name="P68"><text:span text:style-name="T191">ב. </text:span><text:span text:style-name="T51">נתונה חלקת-אדמה בצורת ריבוע. יש לחלק אותה בין שני אנשים, כך שכל אחד יקבל </text:span><text:span text:style-name="T85">ריבוע.</text:span><text:span text:style-name="T192"> הראו דוגמה שבה לא קיימת חלוקה פרופורציונלית.</text:span></text:p>
      <text:p text:style-name="P102">* <text:span text:style-name="T191">ג</text:span>. <text:span text:style-name="T137">תארו אלגוריתם המוצא חלוקה "חצי פרופורציונלית" לשני אנשים, כלומר, </text:span><text:span text:style-name="T22">כל שחקן i מקבל <text:line-break/>ריבוע X</text:span><text:span text:style-name="T113">i</text:span><text:span text:style-name="T22"> ששוויו לפחות רבע מהעוגה כולה:</text:span></text:p>
      <text:p text:style-name="P104"><text:span text:style-name="T1">V</text:span><text:span text:style-name="T112">i</text:span><text:span text:style-name="T1">(X</text:span><text:span text:style-name="T112">i</text:span><text:span text:style-name="T1">) &gt;= V</text:span><text:span text:style-name="T112">i</text:span><text:span text:style-name="T1">(C) / 4</text:span></text:p>
      <text:p text:style-name="P23">הוכיחו את נכונות האלגוריתם.</text:p>
      <text:p text:style-name="P34"/>
      <text:p text:style-name="P87"/>
      <text:p text:style-name="P54">שאלה<text:span text:style-name="T52">: תיכנות – סימפלקס החלוקות</text:span></text:p>
      <text:p text:style-name="P69">ניתן לייצג פונקציית-הערך של שחקן ע"י רשימה של מספרים, המייצגים את הערך של השחקן לכל חלק מהעוגה. למשל, אם העוגה היא הקטע [0,1], אז הרשימה 5,2,9,4 משמעה שהשחקן מעריך את הרבע השמאלי של העוגה [0,0.25] כ- 5, הרבע הבא [0.25,0.5] כ- 2, וכו'.</text:p>
      <text:p text:style-name="P69">א. <text:span text:style-name="T53">נתונה המחלקה הבאה, המאותחלת ע"י רשימה של מספרים כנ"ל. השלימו את הפונקציה eval.</text:span></text:p>
      <text:p text:style-name="P2"><text:span text:style-name="T54">class </text:span><text:span text:style-name="T59">Agent:</text:span><text:line-break/><text:line-break/><text:span text:style-name="T59"> <text:s text:c="3"/></text:span><text:span text:style-name="T54">def </text:span><text:span text:style-name="T71">__init__</text:span><text:span text:style-name="T59">(</text:span><text:span text:style-name="T72">self</text:span><text:span text:style-name="T59">, values:</text:span><text:span text:style-name="T55">list</text:span><text:span text:style-name="T59">):</text:span><text:line-break/><text:span text:style-name="T59"> <text:s text:c="7"/></text:span><text:span text:style-name="T74">"""</text:span><text:line-break/><text:span text:style-name="T74"> <text:s text:c="7"/>Initialize an agent with piecewise-constant valuations </text:span></text:p>
      <text:p text:style-name="P2"><text:span text:style-name="T74"><text:s text:c="19"/>over a 1-dimensional cake.</text:span><text:line-break/><text:span text:style-name="T74"> <text:s text:c="7"/></text:span><text:span text:style-name="T75">:param</text:span><text:span text:style-name="T74"> values: <text:s/>The values of the agent to the regions of the cake.</text:span><text:line-break/><text:span text:style-name="T74"> <text:s text:c="7"/>"""</text:span><text:line-break/><text:span text:style-name="T74"> <text:s text:c="7"/></text:span><text:span text:style-name="T72">self</text:span><text:span text:style-name="T59">.values = values</text:span><text:line-break/><text:line-break/><text:line-break/><text:span text:style-name="T59"> <text:s text:c="3"/></text:span><text:span text:style-name="T54">def </text:span><text:span text:style-name="T59">eval(</text:span><text:span text:style-name="T72">self</text:span><text:span text:style-name="T59">, x:</text:span><text:span text:style-name="T55">float</text:span><text:span text:style-name="T59">, y:</text:span><text:span text:style-name="T55">float</text:span><text:span text:style-name="T59">)-&gt;</text:span><text:span text:style-name="T55">float</text:span><text:span text:style-name="T59">:</text:span><text:line-break/><text:span text:style-name="T59"> <text:s text:c="7"/></text:span><text:span text:style-name="T74">"""</text:span><text:line-break/><text:span text:style-name="T74"> <text:s text:c="7"/></text:span><text:span text:style-name="T75">:param</text:span><text:span text:style-name="T74"> <text:s text:c="3"/>x,y: positive numbers representing locations on the cake.</text:span><text:line-break/><text:span text:style-name="T74"> <text:s text:c="7"/></text:span><text:span text:style-name="T75">:return</text:span><text:span text:style-name="T74">: <text:s/>v: the value of the piece [x,y] for the agent.</text:span><text:line-break/><text:span text:style-name="T74"> <text:s text:c="7"/>"""</text:span><text:line-break/></text:p>
      <text:p text:style-name="P2"/>
      <text:p text:style-name="P10"/>
      <text:p text:style-name="P4">ב. <text:span text:style-name="T79">כיתבו פונקציה המקבלת כקלט משתנה מסוג Agent כנ"ל, ומציירת את סימפלקס החלוקות הדו-ממדי בצבעים, כאשר:</text:span></text:p>
      <text:list text:style-name="L1">
        <text:list-item>
          <text:p text:style-name="P107">כל נקודה שבה השחקן רוצה את פרוסה מס' 1 מסומנת באדום;</text:p>
        </text:list-item>
        <text:list-item>
          <text:p text:style-name="P107"><text:soft-page-break/>כל נקודה שבה השחקן רוצה את פרוסה מס' 2 מסומנת בירוק;</text:p>
        </text:list-item>
        <text:list-item>
          <text:p text:style-name="P107">כל נקודה שבה השחקן רוצה את פרוסה מס' 3 מסומנת בכחול.</text:p>
        </text:list-item>
      </text:list>
      <text:p text:style-name="P33"/>
      <text:p text:style-name="P33"/>
      <text:p text:style-name="P55">שאלה: <text:span text:style-name="T81">שינוי חלוקה קיימת</text:span></text:p>
      <text:p text:style-name="P70"><text:span text:style-name="T81">עמי רמי ו</text:span>תמי <text:span text:style-name="T81">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p text:style-name="P71"><text:span text:style-name="T82">פתרון</text:span>: <text:span text:style-name="T87">אנה א</text:span>הר<text:span text:style-name="T3">ו</text:span><text:span text:style-name="T4">נוב.</text:span></text:p>
      <text:p text:style-name="P71"><text:span text:style-name="T6">פתרון כללי</text:span><text:span text:style-name="T7">: </text:span>גל <text:span text:style-name="T88">פוליצר וטל נקר.</text:span></text:p>
      <text:p text:style-name="P37"><text:span text:style-name="T80">להרחבה ראו: </text:span><text:a xlink:type="simple" xlink:href="https://en.wikipedia.org/wiki/Fink_protocol" text:style-name="Internet_20_link" text:visited-style-name="Visited_20_Internet_20_Link">https://en.wikipedia.org/wiki/Fink_protocol</text:a><text:span text:style-name="T80"> </text:span></text:p>
      <text:p text:style-name="P37"/>
      <text:p text:style-name="P57">שאלה <text:span text:style-name="T64">4</text:span>: <text:span text:style-name="T94">משולש החלוקות</text:span></text:p>
      <text:p text:style-name="P72">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text:style-name="L2">
        <text:list-item>
          <text:p text:style-name="P108">לכל נקודה במשולש, שואלים מישהו "איזו פרוסה אתה מעדיף בחלוקה הזאת?”.</text:p>
        </text:list-item>
        <text:list-item>
          <text:p text:style-name="P108">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72">לפניכם שש דוגמאות למשולשים צבועים באדום, ירוק וכחול: <text:s/><text:span text:style-name="T95"><text:s/></text:span><text:a xlink:type="simple" xlink:href="https://github.com/erelsgl-at-ariel/algorithms-5781/tree/master/01-fair-cake-cutting/colored-triangles" text:style-name="Internet_20_link" text:visited-style-name="Visited_20_Internet_20_Link"><text:span text:style-name="T95">https://github.com/erelsgl-at-ariel/algorithms-5781/tree/master/01-fair-cake-cutting/colored-triangles</text:span></text:a><text:span text:style-name="T95"> </text:span><text:s text:c="3"/>. <text:span text:style-name="T96">הסבירו לגבי כל אחד מהם, האם הוא יכול לייצג תוצאה אפשרית </text:span>של הצביעה הנ"ל? <text:span text:style-name="T97">מדוע?</text:span></text:p>
      <text:p text:style-name="P38"/>
      <text:p text:style-name="P52">שאלה <text:span text:style-name="T98">6</text:span>: <text:span text:style-name="T48">חלוקה ללא קנאה עם שארית</text:span></text:p>
      <text:p text:style-name="P75"><text:span text:style-name="T99">נתון</text:span> <text:span text:style-name="T99">ה</text:span>אלגוריתם <text:span text:style-name="T100">הבא לחלוקה בין 3 אנשים </text:span>(דומה לצעד הראשון של אלגוריתם סלפרידג'-קונוויי):</text:p>
      <text:list text:style-name="L3">
        <text:list-item>
          <text:p text:style-name="P109"><text:span text:style-name="T101">1. </text:span>עמי חותך את העוגה לשלושה חלקים שווים בעיניו.</text:p>
        </text:list-item>
        <text:list-item>
          <text:p text:style-name="P109"><text:span text:style-name="T101">2. </text:span>תמי <text:span text:style-name="T101">מקצצת את הפרוסה הטובה ביותר בעיניה, כך שיהיו לה שתי פרוסות טובות ביותר.</text:span></text:p>
        </text:list-item>
        <text:list-item>
          <text:p text:style-name="P110">3. מוצאים שידוך גדול ביותר (בגודל 3) בין השחקנים לבין <text:span text:style-name="T102">כל</text:span> 4 הפרוסות שעל השולחן – <text:span text:style-name="T102">כולל השארית.</text:span></text:p>
        </text:list-item>
        <text:list-item>
          <text:p text:style-name="P111">4. מחלקים לכל שחקן פרוסה אחת בהתאם לשידוך.</text:p>
        </text:list-item>
      </text:list>
      <text:p text:style-name="P73">שימו לב - באלגוריתם זה לא כל העוגה מחולקת - יש <text:span text:style-name="T103">פרוסה אחת</text:span> הנשארת על השולחן.</text:p>
      <text:p text:style-name="P74"><text:span text:style-name="T104">א. </text:span>הוכיחו <text:span text:style-name="T105">שאכן קיים שידוך בגודל 3, שהחלוקה המתקבלת היא ללא קנאה, ושכל שחקן מקבל </text:span>פרוסה השווה בעיניו לפחות <text:span text:style-name="T82">1/4</text:span> מהשווי הכללי של העוגה<text:span text:style-name="T106">.</text:span></text:p>
      <text:p text:style-name="P76"><text:soft-page-break/>* ב. <text:span text:style-name="T106">עכשיו נניח שצריך לחלק עוגה בין 4 שחקנים. תארו אלגוריתם לחלוקה עם שארית, הנותן חלוקה ללא קנאה, שבה כל שחקן מקבל פרוסה השווה בעיניו לפחות </text:span><text:span text:style-name="T83">1/8 </text:span><text:span text:style-name="T106">מהשווי הכללי של העוגה.</text:span></text:p>
      <text:p text:style-name="P39"/>
      <text:p text:style-name="P58">* שאלה <text:span text:style-name="T107">5</text:span>: <text:span text:style-name="T8">חלוקת </text:span><text:span text:style-name="T9">זמן בעת מגפה</text:span></text:p>
      <text:p text:style-name="P13">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77"><text:span text:style-name="T10">א</text:span><text:span text:style-name="T1">. </text:span><text:span text:style-name="T11">תנו הגדרה הגיונית למושג "</text:span><text:span text:style-name="T1">חלוקה פרופורציונלית" </text:span><text:span text:style-name="T11">במצב זה, בעזרת הפונקציה </text:span><text:span text:style-name="T91">V</text:span><text:span text:style-name="T109">i</text:span><text:span text:style-name="T13"> </text:span><text:span text:style-name="T11">(פונקציית הערך של שחקן </text:span><text:span text:style-name="T91">i</text:span><text:span text:style-name="T11">), ובעזרת הפרמטרים </text:span><text:span text:style-name="T14">n, k.</text:span></text:p>
      <text:p text:style-name="P77"><text:span text:style-name="T114">ב</text:span>. כיתבו אלגוריתם המוצא חלוקה פרופורציונלית <text:span text:style-name="T115">לפי ההגדרה של סעיף א</text:span>. <text:span text:style-name="T116">הוכיחו את נכונות האלגוריתם.</text:span></text:p>
      <text:p text:style-name="P79"><text:span text:style-name="T5">הדרכה</text:span><text:span text:style-name="T1">: פ</text:span><text:span text:style-name="T15">י</text:span><text:span text:style-name="T1">תרו את השאלה קודם-כל עבור k=1 ואז </text:span><text:span text:style-name="T16">עבור </text:span><text:span text:style-name="T1">k כללי.</text:span></text:p>
      <text:p text:style-name="P15"/>
      <text:p text:style-name="P56">* שאלה <text:span text:style-name="T120">5</text:span><text:span text:style-name="T121">: חלוקת-עוגה </text:span><text:span text:style-name="T122">בפייתון</text:span></text:p>
      <text:p text:style-name="P6">נניח שרוצים לחלק <text:span text:style-name="T123">נהר חד-ממדי, המיוצג </text:span>ע"י הקטע [0,1]. כל משתתף מיוצג ע"י המחלקה הבאה:</text:p>
      <text:p text:style-name="P7"><text:span text:style-name="T56">class </text:span><text:span text:style-name="T60">Agent:</text:span><text:span text:style-name="T124"><text:line-break/></text:span><text:span text:style-name="T60"> <text:s text:c="3"/></text:span><text:span text:style-name="T56">def </text:span><text:span text:style-name="T61">eval</text:span><text:span text:style-name="T60">(</text:span><text:span text:style-name="T73">self</text:span><text:span text:style-name="T60">, x:</text:span><text:span text:style-name="T57">float</text:span><text:span text:style-name="T60">)-&gt;</text:span><text:span text:style-name="T57">float</text:span><text:span text:style-name="T60">:</text:span><text:span text:style-name="T124"><text:line-break/></text:span><text:span text:style-name="T60"> <text:s text:c="7"/></text:span><text:span text:style-name="T76">"""</text:span><text:span text:style-name="T124"><text:line-break/></text:span><text:span text:style-name="T76"> <text:s text:c="7"/></text:span><text:span text:style-name="T77">:param <text:s text:c="3"/></text:span><text:span text:style-name="T76">x: a positive number representing a location on the cake.</text:span><text:span text:style-name="T124"><text:line-break/></text:span><text:span text:style-name="T76"> <text:s text:c="7"/></text:span><text:span text:style-name="T77">:return</text:span><text:span text:style-name="T76">: <text:s/>v: the value of the piece [0,x] for the agent.</text:span><text:span text:style-name="T124"><text:line-break/></text:span><text:span text:style-name="T76"> <text:s text:c="7"/>"""</text:span><text:span text:style-name="T124"><text:line-break/></text:span><text:span text:style-name="T76"> <text:s text:c="7"/></text:span><text:span text:style-name="T124"><text:line-break/><text:line-break/></text:span><text:span text:style-name="T56"> <text:s text:c="3"/>def </text:span><text:span text:style-name="T61">mark</text:span><text:span text:style-name="T60">(</text:span><text:span text:style-name="T73">self</text:span><text:span text:style-name="T60">, v:</text:span><text:span text:style-name="T57">float</text:span><text:span text:style-name="T60">)-&gt;</text:span><text:span text:style-name="T57">float</text:span><text:span text:style-name="T60">:</text:span><text:span text:style-name="T124"><text:line-break/></text:span><text:span text:style-name="T60"> <text:s text:c="7"/></text:span><text:span text:style-name="T76">"""</text:span><text:span text:style-name="T124"><text:line-break/></text:span><text:span text:style-name="T76"> <text:s text:c="7"/></text:span><text:span text:style-name="T77">:param</text:span><text:span text:style-name="T76"> <text:s text:c="3"/>v: a positive number representing a value of a piece.</text:span><text:span text:style-name="T124"><text:line-break/></text:span><text:span text:style-name="T76"> <text:s text:c="7"/></text:span><text:span text:style-name="T77">:return</text:span><text:span text:style-name="T76">: <text:s/>x: a number such that the value of [0,x] equals v.</text:span><text:span text:style-name="T124"><text:line-break/></text:span><text:span text:style-name="T76"> <text:s text:c="7"/>"""</text:span><text:span text:style-name="T124"><text:line-break/></text:span></text:p>
      <text:p text:style-name="P8"/>
      <text:p text:style-name="P5">א. כיתבו <text:span text:style-name="T125">קוד עבור </text:span>אלגוריתם "חתוך ובחר":</text:p>
      <text:p text:style-name="P9"><text:span text:style-name="T58">def </text:span><text:span text:style-name="T62">cutAndChoose(</text:span><text:span text:style-name="T78">a:Agent</text:span><text:span text:style-name="T62">, </text:span><text:span text:style-name="T78">b:Agent</text:span><text:span text:style-name="T62">):</text:span><text:line-break/></text:p>
      <text:p text:style-name="P5">הפונקציה מקבלת שני שחקנים וכותבת את החלוקה בפורמט הבא (לדוגמה):</text:p>
      <text:p text:style-name="P88">Agent a receives [0,0.3]. <text:s/>Agent b receives [0.3,1].</text:p>
      <text:p text:style-name="P5"/>
      <text:p text:style-name="P5"><text:soft-page-break/>ב. כיתבו <text:span text:style-name="T125">קוד עבור </text:span>אלגוריתם <text:span text:style-name="T126">אבן-פז</text:span>:</text:p>
      <text:p text:style-name="P9"><text:span text:style-name="T58">def </text:span><text:span text:style-name="T63">algEvenPaz</text:span><text:span text:style-name="T62">(</text:span><text:span text:style-name="T78">agents:List[Agent]</text:span><text:span text:style-name="T62">):</text:span><text:line-break/></text:p>
      <text:p text:style-name="P5">הפונקציה מקבלת מערך של שחקנים וכותבת את החלוקה בפורמט הבא (לדוגמה):</text:p>
      <text:p text:style-name="P40"><text:span text:style-name="T117">Agent 0 receives [0,0.3]. </text:span><text:span text:style-name="T118"><text:s/></text:span><text:span text:style-name="T117">Agent 1 receives [0.3,0.6]</text:span><text:span text:style-name="T118">.</text:span><text:span text:style-name="T117"> </text:span><text:span text:style-name="T118"><text:s/>Agent 2..</text:span></text:p>
      <text:p text:style-name="P41"/>
      <text:p text:style-name="P41"/>
      <text:p text:style-name="P53">שאלה <text:span text:style-name="T127">1</text:span>: <text:span text:style-name="T128">שיקולים אסטרטגיים באלגוריתם חלוקה</text:span></text:p>
      <text:p text:style-name="P80">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129">הדגימו מצב שבו תוכלו להשיג 100% מהערך הכולל שלכם, ומצב אחר שבו תוכלו להשיג רק 50% מהערך הכולל שלכם.</text:span></text:p>
      <text:p text:style-name="P80">ב. אתם חולקים עוגה עם עוד <text:span text:style-name="T1">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7">הדגימו מצב שבו תוכלו להשיג 100% מהערך הכולל שלכם, ומצב אחר שבו תוכלו להשיג רק </text:span><text:span text:style-name="T18">50</text:span><text:span text:style-name="T17">% מהערך הכולל שלכם.</text:span></text:p>
      <text:p text:style-name="P16"/>
      <text:p text:style-name="P49">שאלה <text:span text:style-name="T135">3</text:span>: <text:span text:style-name="T135">מיקסום סכום הערכים</text:span></text:p>
      <text:p text:style-name="P82">נתונה עוגה המחולקת ל-<text:span text:style-name="T1">k איזורים. יש שני אנשים, וכל אחד מהם מייחס ערך שונה לכל איזור. </text:span><text:span text:style-name="T21">עבור כל אחד מהשחקנים, סכום הערכים עבור העוגה כולה הוא 100. </text:span><text:span text:style-name="T1">הנה דוגמה עבור k=3:</text:span></text:p>
      <table:table table:name="Table1" table:style-name="Table1">
        <table:table-column table:style-name="Table1.A" table:number-columns-repeated="3"/>
        <table:table-column table:style-name="Table1.D"/>
        <table:table-row>
          <table:table-cell table:style-name="Table1.A1" office:value-type="string">
            <text:p text:style-name="P90">איזור:</text:p>
          </table:table-cell>
          <table:table-cell table:style-name="Table1.A1" office:value-type="string">
            <text:p text:style-name="P91">איזור א</text:p>
          </table:table-cell>
          <table:table-cell table:style-name="Table1.A1" office:value-type="string">
            <text:p text:style-name="P91">איזור ב</text:p>
          </table:table-cell>
          <table:table-cell table:style-name="Table1.D1" office:value-type="string">
            <text:p text:style-name="P91">איזור ג</text:p>
          </table:table-cell>
        </table:table-row>
        <table:table-row>
          <table:table-cell table:style-name="Table1.A2" office:value-type="string">
            <text:p text:style-name="P90">הערך של עמי:</text:p>
          </table:table-cell>
          <table:table-cell table:style-name="Table1.A2" office:value-type="string">
            <text:p text:style-name="P92">50</text:p>
          </table:table-cell>
          <table:table-cell table:style-name="Table1.A2" office:value-type="string">
            <text:p text:style-name="P92">10</text:p>
          </table:table-cell>
          <table:table-cell table:style-name="Table1.D2" office:value-type="string">
            <text:p text:style-name="P92">40</text:p>
          </table:table-cell>
        </table:table-row>
        <table:table-row>
          <table:table-cell table:style-name="Table1.A2" office:value-type="string">
            <text:p text:style-name="P90">הערך של תמי:</text:p>
          </table:table-cell>
          <table:table-cell table:style-name="Table1.A2" office:value-type="string">
            <text:p text:style-name="P92">10</text:p>
          </table:table-cell>
          <table:table-cell table:style-name="Table1.A2" office:value-type="string">
            <text:p text:style-name="P92">60</text:p>
          </table:table-cell>
          <table:table-cell table:style-name="Table1.D2" office:value-type="string">
            <text:p text:style-name="P92">30</text:p>
          </table:table-cell>
        </table:table-row>
      </table:table>
      <text:p text:style-name="P17"/>
      <text:p text:style-name="P83">א. תארו אלגוריתם המחלק את העוגה כך ש<text:span text:style-name="T82">סכום הערכים</text:span> הוא מקסימלי. כלומר: הביטוי </text:p>
      <text:p text:style-name="P12">V<text:span text:style-name="T111">1</text:span>(X<text:span text:style-name="T108">1</text:span>) + V<text:span text:style-name="T108">2</text:span>(X<text:span text:style-name="T108">2</text:span>)</text:p>
      <text:p text:style-name="P11">גדול ככל האפשר.</text:p>
      <text:p text:style-name="P11">ב. האם האלגוריתם שלכם תמיד מוצא חלוקה פרופורציונלית? הוכיחו או הביאו דוגמה נגדית.</text:p>
      <text:p text:style-name="P59"><text:span text:style-name="T136">שאלה 4: </text:span><text:span text:style-name="T66">חלוקה בשני ממדים</text:span></text:p>
      <text:p text:style-name="P67"><text:span text:style-name="T143">נתונה חלקת-אדמה בצורת מלבן. השווי הכללי של החלקה הוא 4000. <text:s/>אנחנו רוצים לחלק אותה לארבעה אנשים בעזרת אלגוריתם אבן-פז. תארו דוגמה </text:span><text:span text:style-name="T24">שבה:</text:span></text:p>
      <text:p text:style-name="P67"><text:span text:style-name="T24">א. אם נבצע את </text:span><text:span text:style-name="T25">כל </text:span><text:span text:style-name="T24">האלגוריתם בעזרת קוים אופקיים, אז כל משתתף יקבל ערך של 1000, אבל -</text:span></text:p>
      <text:p text:style-name="P67"><text:soft-page-break/><text:span text:style-name="T24">ב. אם נבצע את </text:span><text:span text:style-name="T25">כל </text:span><text:span text:style-name="T24">האלגוריתם בעזרת קוים אנכיים, אז כל אחד יקבל ערך של 4000. </text:span></text:p>
      <text:p text:style-name="P67"><text:span text:style-name="T26">תארו</text:span><text:span text:style-name="T24"> את ערכי המשתתפים </text:span><text:span text:style-name="T27">בדוגמה שלכם (אפשר ע”י ציור), </text:span><text:span text:style-name="T24">ותארו את הרצת האלגוריתם.</text:span></text:p>
      <text:p text:style-name="P21"/>
      <text:p text:style-name="P62">שאלה <text:span text:style-name="T145">3</text:span>: <text:span text:style-name="T146">חלוקה עם זכויות לא-שוות</text:span></text:p>
      <text:p text:style-name="P89">עמי ותמי <text:span text:style-name="T147">עזרו לאמא להכין עוגה, אבל תמי עזרה יותר. עמי השקיע </text:span><text:span text:style-name="T28">k</text:span><text:span text:style-name="T147"> שעות ותמי השקיעה </text:span><text:span text:style-name="T28">n </text:span><text:span text:style-name="T147">שעות, כאשר </text:span><text:span text:style-name="T28">n&gt;k</text:span><text:span text:style-name="T147">. אמא רוצה לחלק את העוגה ביניהם בצורה הוגנת בהתאם לכמות ההשקעה.</text:span></text:p>
      <text:p text:style-name="P78"><text:span text:style-name="T148">א</text:span>. <text:span text:style-name="T149">תנו הגדרה הגיונית למושג "</text:span>חלוקה פרופורציונלית" <text:span text:style-name="T149">במצב זה, בעזרת הפונקציה </text:span><text:span text:style-name="T90">V</text:span><text:span text:style-name="T110">i</text:span><text:span text:style-name="T119"> </text:span><text:span text:style-name="T149">(פונקציית הערך של שחקן </text:span><text:span text:style-name="T90">i</text:span><text:span text:style-name="T149">), ובעזרת הפרמטרים </text:span><text:span text:style-name="T14">n, k.</text:span></text:p>
      <text:p text:style-name="P20"><text:span text:style-name="T114">ב</text:span>. כיתבו אלגוריתם המוצא חלוקה פרופורציונלית <text:span text:style-name="T115">לפי ההגדרה של סעיף א</text:span>. <text:span text:style-name="T116">הוכיחו את נכונות האלגוריתם </text:span><text:span text:style-name="T144">וחשבו את סיבוכיות זמן-הריצה שלו.</text:span></text:p>
      <text:p text:style-name="P101"/>
      <text:p text:style-name="P14"/>
      <text:p text:style-name="P61">* שאלה <text:span text:style-name="T136">5</text:span>: <text:span text:style-name="T23">חלוקה הוגנת בפייתון</text:span></text:p>
      <text:p text:style-name="P18">הורידו את הספריה fairpy – ספריה של אלגוריתמי חלוקה הוגנת בפייתון: <text:a xlink:type="simple" xlink:href="https://github.com/erelsgl/fairpy" text:style-name="Internet_20_link" text:visited-style-name="Visited_20_Internet_20_Link">https://github.com/erelsgl/fairpy</text:a> </text:p>
      <text:p text:style-name="P18">השתמשו במחלקות של הספריה, <text:span text:style-name="T140">הנמצאות </text:span>בתיקיה cake, כדי לממש את אלגוריתם אבן-פז.</text:p>
      <text:p text:style-name="P19">שימו לב: המימוש כולל שני קבצים – האלגוריתם עצמו בקובץ even_paz.py ותוכנית הדגמה בקובץ even_paz_demo.py. </text:p>
      <text:p text:style-name="P18">(<text:span text:style-name="T141">ראו דוגמאות בקבצים </text:span><text:line-break/><text:span text:style-name="T141">cut_and_choose.py, cut_and_choose_demo.py</text:span></text:p>
      <text:p text:style-name="P19">last_diminisher.py, last_diminisher_demo.py ).</text:p>
      <text:p text:style-name="P85">בשאלה זו אפשר להגיש קישור לגיטהאב <text:span text:style-name="T142">שלכם</text:span>.</text:p>
      <text:p text:style-name="P86"/>
      <text:p text:style-name="P42"/>
      <text:p text:style-name="P93">שאלה <text:span text:style-name="T64">4</text:span>: <text:span text:style-name="T94">משולש החלוקות</text:span></text:p>
      <text:p text:style-name="P94"><text:span text:style-name="T152">רוצים לחלק נהר באורך </text:span><text:span text:style-name="T153">300 </text:span><text:span text:style-name="T152">מטר בין שלושה אנשים. לאורך הנהר, בין 0 ל-</text:span><text:span text:style-name="T153">100 </text:span><text:span text:style-name="T152">מטר גדלים עשבים, בין </text:span><text:span text:style-name="T153">100 </text:span><text:span text:style-name="T152">ל-</text:span><text:span text:style-name="T153">200</text:span><text:span text:style-name="T152"> מטר גדלים שיחים, ובין </text:span><text:span text:style-name="T153">200 </text:span><text:span text:style-name="T152">ל-</text:span><text:span text:style-name="T153">300 </text:span><text:span text:style-name="T152">גדלים עצים. אנשים מייחסים ערכים שונים לעשבים, שיחים, ועצים, לפי הטבלה הבאה </text:span><text:span text:style-name="T153">(הטבלה </text:span><text:span text:style-name="T154">כוללת את הערך ל-100 מטר):</text:span></text:p>
      <text:list text:style-name="L4">
        <text:list-item>
          <text:p text:style-name="P112"><text:span text:style-name="T42"><text:s text:c="11"/></text:span><text:span text:style-name="T43">עשבים, שיחים, עצים</text:span></text:p>
        </text:list-item>
        <text:list-item>
          <text:p text:style-name="P112"><text:span text:style-name="T44">שחקן א</text:span><text:span text:style-name="T42">: <text:s text:c="3"/></text:span><text:span text:style-name="T46">50 <text:s text:c="2"/>, <text:s/>30 <text:s text:c="2"/>, <text:s/>20</text:span></text:p>
        </text:list-item>
        <text:list-item>
          <text:p text:style-name="P113"><text:span text:style-name="T184">שחקן ב</text:span>: <text:s text:c="3"/><text:span text:style-name="T120">30 <text:s text:c="2"/>, <text:s text:c="2"/>40 <text:s/>, <text:s/>30 </text:span><text:s/></text:p>
        </text:list-item>
        <text:list-item>
          <text:p text:style-name="P113"><text:soft-page-break/><text:span text:style-name="T185">שחקן ג</text:span>: <text:s text:c="4"/><text:span text:style-name="T120">10 <text:s text:c="2"/>, <text:s text:c="3"/>20 <text:s/>, <text:s/>70</text:span></text:p>
        </text:list-item>
      </text:list>
      <text:p text:style-name="P46"/>
      <text:p text:style-name="P26"><text:span text:style-name="T46">ציירו את משולש-החלוקות, חלקו אותו למשולשונים עם אורך צלע של </text:span><text:span text:style-name="T45">25</text:span><text:span text:style-name="T46"> מטר, </text:span><text:span text:style-name="T47">וחשבו </text:span><text:span text:style-name="T46">את המספר</text:span><text:span text:style-name="T47">ים שכותב כל אחד מהשחקנים על כל אחד מהקודקודים. הסבירו את אופן החישוב.</text:span></text:p>
      <text:p text:style-name="P47"/>
      <text:p text:style-name="P93">* שאלה <text:span text:style-name="T65">5</text:span>: <text:span text:style-name="T186">הוכחת הלמה של ספרנר</text:span></text:p>
      <text:p text:style-name="P96">לא הספקנו להוכיח את הלמה בכיתה, אז נראה הוכחה (אחרת) כאן, <text:span text:style-name="T187">עבור </text:span><text:span text:style-name="T29">n=3.</text:span></text:p>
      <text:p text:style-name="P97">יש להוכיח כל סעיף בהסתמך על הסעיפים הקודמים.</text:p>
      <text:p text:style-name="P94"><text:span text:style-name="T186">א. כזכור, ה</text:span><text:span text:style-name="T86">דרגה</text:span><text:span text:style-name="T186"> של צומת בגרף לא-מכוון היא מספר השכנים שלו </text:span><text:span text:style-name="T155">בגרף</text:span><text:span text:style-name="T186">. הוכיחו: סכום הדרגות של כל הצמתים בגרף הוא מספר זוגי.</text:span></text:p>
      <text:p text:style-name="P96">ב. נתון גרף עם צמתים השייכים לשלוש קבוצות:</text:p>
      <text:list text:style-name="L5">
        <text:list-item>
          <text:p text:style-name="P114">בקבוצה א – לכל הצמתים יש דרגה 1.</text:p>
        </text:list-item>
        <text:list-item>
          <text:p text:style-name="P114">בקבוצה ב – לכל הצמתים יש דרגה <text:span text:style-name="T188">0 או 2.</text:span></text:p>
        </text:list-item>
        <text:list-item>
          <text:p text:style-name="P114">בקבוצה ג – יש צומת אחד עם דרגה אי-זוגית.</text:p>
        </text:list-item>
      </text:list>
      <text:p text:style-name="P94"><text:span text:style-name="T186">הוכיחו: מספר הצמתים בקבוצה א הוא אי-זוגי </text:span><text:span text:style-name="T189">[</text:span><text:span text:style-name="T156">השתמשו </text:span><text:span text:style-name="T190">בסעיף א</text:span><text:span text:style-name="T189">]</text:span><text:span text:style-name="T186">.</text:span></text:p>
      <text:p text:style-name="P94"><text:span text:style-name="T162">ג. </text:span><text:span text:style-name="T163">נתון משולש כלשהו, המחולק למשולשונים, ועל כל קודקוד של משולשון יש מספר מהקבוצה {1, 2, 3}. נגדיר גרף לא-מכוון, שבו כל משולשון הוא צומת</text:span><text:span text:style-name="T164">, ובנוסף יש צומת אחד </text:span><text:span text:style-name="T165">בשם </text:span><text:span text:style-name="T166">"חוץ" </text:span><text:span text:style-name="T164">המייצג את כל המרחב שמחוץ למשולש. <text:s/></text:span><text:span text:style-name="T163">יש קשת בין שני צמתים, אם ורק אם </text:span><text:span text:style-name="T164">הם </text:span><text:span text:style-name="T163">סמוכים זה לזה, </text:span><text:span text:style-name="T167">ועל הצלע שביניהם נמצאים המספרים 1, 2. למשל</text:span><text:span text:style-name="T168">, בדוגמה למטה, תהיה קשת בין המשולשון הימני למשולשון השמאלי</text:span><text:span text:style-name="T169">, וכן תהיה קשת בין המשולשון השמאלי לבין </text:span><text:span text:style-name="T166">"חוץ"</text:span><text:span text:style-name="T169">:</text:span></text:p>
      <text:p text:style-name="P98"><draw:frame text:anchor-type="paragraph" draw:z-index="2" draw:name="Shape2" draw:style-name="gr2" draw:text-style-name="P119" svg:width="0.3413in" svg:height="0.2087in" svg:x="2.5563in" svg:y="0.222in"><draw:text-box><text:p>1</text:p></draw:text-box></draw:frame></text:p>
      <text:p text:style-name="P98"><draw:custom-shape text:anchor-type="paragraph" draw:z-index="0" draw:name="Shape1" draw:style-name="gr5" draw:text-style-name="P120"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name="Shape1_0" draw:style-name="gr4" draw:text-style-name="P120"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 draw:name="Shape3" draw:style-name="gr3" draw:text-style-name="P119" svg:width="0.3413in" svg:height="0.1925in" svg:x="2.4618in" svg:y="0.861in"><draw:text-box><text:p>2</text:p></draw:text-box></draw:frame><draw:frame text:anchor-type="paragraph" draw:z-index="4" draw:name="Shape4" draw:style-name="gr2" draw:text-style-name="P119" svg:width="0.2469in" svg:height="0.2087in" svg:x="1.4291in" svg:y="0.8925in"><draw:text-box><text:p>3</text:p></draw:text-box></draw:frame><draw:frame text:anchor-type="paragraph" draw:z-index="5" draw:name="Shape5" draw:style-name="gr1" draw:text-style-name="P119" svg:width="0.1803in" svg:height="0.237in" svg:x="3.7591in" svg:y="0.8264in"><draw:text-box><text:p>1</text:p></draw:text-box></draw:frame></text:p>
      <text:p text:style-name="P98"/>
      <text:p text:style-name="P98"/>
      <text:p text:style-name="P98"/>
      <text:p text:style-name="P98"/>
      <text:p text:style-name="P100"><text:span text:style-name="T157">ה</text:span><text:span text:style-name="T151">וכיחו: </text:span></text:p>
      <text:list text:style-name="L6">
        <text:list-item>
          <text:p text:style-name="P116"><text:span text:style-name="T151">לכל </text:span><text:span text:style-name="T158">צומת המייצג </text:span><text:span text:style-name="T151">משולשון מגוון יש דרגה 1.</text:span></text:p>
        </text:list-item>
        <text:list-item>
          <text:p text:style-name="P115"><text:span text:style-name="T170">לכל </text:span><text:span text:style-name="T171">צומת המייצג </text:span><text:span text:style-name="T170">משולשון שאינו מגוון יש דרגה </text:span><text:span text:style-name="T172">0 או 2.</text:span></text:p>
        </text:list-item>
        <text:list-item>
          <text:p text:style-name="P115"><text:span text:style-name="T172">א</text:span><text:span text:style-name="T173">ם דרגת הצומת "חוץ" היא איזוגית, אז יש מספר איזוגי של משולשונים מגוונים </text:span><text:span text:style-name="T174">[</text:span><text:span text:style-name="T175">השתמשו בסעיף </text:span><text:span text:style-name="T173">ב</text:span><text:span text:style-name="T174">]</text:span><text:span text:style-name="T176">.</text:span></text:p>
        </text:list-item>
      </text:list>
      <text:p text:style-name="P94"><text:soft-page-break/><text:span text:style-name="T177">ד</text:span><text:span text:style-name="T178">. </text:span><text:span text:style-name="T181">הגדרה</text:span><text:span text:style-name="T182">: תיווי ספרנר </text:span><text:span text:style-name="T183">הוא סימון של קודקודי המשולשונים במספרים 1, 2, 3, כך </text:span><text:span text:style-name="T179">שעל כל קודקוד ראשי של המשולש הגדול ישנו מספר אחר (למשל, על הקודקוד העליון כתוב 1, על השמאלי התחתון כתוב 2, ועל הימני התחתון כתוב 3), </text:span><text:span text:style-name="T174">ו</text:span><text:span text:style-name="T179">על הצלע שבין שני קודקודים ראשיים כתובים רק מספרים שנמצאים על קצות הצלע (למשל, על הצלע בין קודקוד 1 לקודקוד 2 כתובים רק המספרים 1 או 2). </text:span></text:p>
      <text:p text:style-name="P99">הוכיחו: בכל תיווי ספרנר, בהיקף של המשולש הגדול ישנו מספר איזוגי של צלעות שקצותיהן מסומנים במספרים 1, 2.</text:p>
      <text:p text:style-name="P94"><text:span text:style-name="T180">ה</text:span><text:span text:style-name="T174">. הוכיחו: בכל תיווי ספרנר יש לפחות משולש מגוון אחד [השתמשו בסעיפים </text:span><text:span text:style-name="T180">ג, </text:span><text:span text:style-name="T174">ד].</text:span></text:p>
      <text:p text:style-name="P99"/>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DejaVu Sans Mono" svg:font-family="'DejaVu Sans Mono'" style:font-adornments="Regular"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family-generic="roman" style:font-pitch="variable"/>
    <style:font-face style:name="Times New Roman (Hebrew)" svg:font-family="'Times New Roman (Hebrew)'" style:font-adornments="Regular" style:font-pitch="fixed"/>
    <style:font-face style:name="Times New Roman (Hebrew)1" svg:font-family="'Times New Roman (Hebrew)'" style:font-adornments="Regular" style:font-pitch="variable"/>
    <style:font-face style:name="Times New Roman1" svg:font-family="'Times New Roman'" style:font-adornments="Regular" style:font-pitch="fixed"/>
    <style:font-face style:name="Times New Roman2" svg:font-family="'Times New Roman'" style:font-adornments="Regular"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1-04T18:18:28.350895855</meta:creation-date>
    <meta:generator>LibreOffice/7.5.9.2$Windows_X86_64 LibreOffice_project/cdeefe45c17511d326101eed8008ac4092f278a9</meta:generator>
    <dc:date>2025-03-07T10:04:35.675000000</dc:date>
    <meta:editing-duration>P11DT1H11M31S</meta:editing-duration>
    <meta:editing-cycles>1393</meta:editing-cycles>
    <meta:document-statistic meta:table-count="1" meta:image-count="0" meta:object-count="0" meta:page-count="9" meta:paragraph-count="148" meta:word-count="2180" meta:character-count="12901" meta:non-whitespace-character-count="10536"/>
  </office:meta>
</office:document-meta>
</file>